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an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paragraph length</text:p>
          </table:table-cell>
          <table:table-cell office:value-type="string">
            <text:p>total length</text:p>
          </table:table-cell>
        </table:table-row>
        <table:table-row table:style-name="ro2">
          <table:table-cell office:value-type="string">
            <text:p>Vidhem.xml</text:p>
          </table:table-cell>
          <table:table-cell office:value-type="float" office:value="3.87977457733">
            <text:p>3.8797745773</text:p>
          </table:table-cell>
          <table:table-cell office:value-type="float" office:value="3.3276047261">
            <text:p>3.3276047261</text:p>
          </table:table-cell>
          <table:table-cell office:value-type="float" office:value="0.170784103115">
            <text:p>0.170784103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070528967">
            <text:p>15.6070528967</text:p>
          </table:table-cell>
          <table:table-cell office:value-type="float" office:value="14.4093023256">
            <text:p>14.4093023256</text:p>
          </table:table-cell>
          <table:table-cell office:value-type="float" office:value="39.4649681529">
            <text:p>39.4649681529</text:p>
          </table:table-cell>
          <table:table-cell office:value-type="float" office:value="0">
            <text:p>0</text:p>
          </table:table-cell>
          <table:table-cell office:value-type="float" office:value="6196">
            <text:p>6196</text:p>
          </table:table-cell>
        </table:table-row>
        <table:table-row table:style-name="ro2">
          <table:table-cell office:value-type="string">
            <text:p>Karl.xml</text:p>
          </table:table-cell>
          <table:table-cell office:value-type="float" office:value="6.02839248434">
            <text:p>6.0283924843</text:p>
          </table:table-cell>
          <table:table-cell office:value-type="float" office:value="6.02902181856">
            <text:p>6.0290218186</text:p>
          </table:table-cell>
          <table:table-cell office:value-type="float" office:value="0.111285102829">
            <text:p>0.1112851028</text:p>
          </table:table-cell>
          <table:table-cell table:number-columns-repeated="2" office:value-type="float" office:value="0">
            <text:p>0</text:p>
          </table:table-cell>
          <table:table-cell office:value-type="float" office:value="6.02902181856">
            <text:p>6.0290218186</text:p>
          </table:table-cell>
          <table:table-cell office:value-type="float" office:value="5.94584577371">
            <text:p>5.9458457737</text:p>
          </table:table-cell>
          <table:table-cell office:value-type="float" office:value="6.02902181856">
            <text:p>6.0290218186</text:p>
          </table:table-cell>
          <table:table-cell office:value-type="float" office:value="0">
            <text:p>0</text:p>
          </table:table-cell>
          <table:table-cell office:value-type="float" office:value="57750">
            <text:p>57750</text:p>
          </table:table-cell>
        </table:table-row>
        <table:table-row table:style-name="ro2">
          <table:table-cell office:value-type="string">
            <text:p>Alexius.xml</text:p>
          </table:table-cell>
          <table:table-cell office:value-type="float" office:value="23.3103448276">
            <text:p>23.3103448276</text:p>
          </table:table-cell>
          <table:table-cell office:value-type="float" office:value="21.8064516129">
            <text:p>21.8064516129</text:p>
          </table:table-cell>
          <table:table-cell office:value-type="float" office:value="0.193548387097">
            <text:p>0.1935483871</text:p>
          </table:table-cell>
          <table:table-cell table:number-columns-repeated="2" office:value-type="float" office:value="0">
            <text:p>0</text:p>
          </table:table-cell>
          <table:table-cell office:value-type="float" office:value="39.7647058824">
            <text:p>39.7647058824</text:p>
          </table:table-cell>
          <table:table-cell office:value-type="float" office:value="27.04">
            <text:p>27.04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string">
            <text:p>Laek5-6.xml</text:p>
          </table:table-cell>
          <table:table-cell office:value-type="float" office:value="30.4893617021">
            <text:p>30.4893617021</text:p>
          </table:table-cell>
          <table:table-cell office:value-type="float" office:value="31.152173913">
            <text:p>31.152173913</text:p>
          </table:table-cell>
          <table:table-cell office:value-type="float" office:value="0.782608695652">
            <text:p>0.7826086957</text:p>
          </table:table-cell>
          <table:table-cell table:number-columns-repeated="2" office:value-type="float" office:value="0">
            <text:p>0</text:p>
          </table:table-cell>
          <table:table-cell office:value-type="float" office:value="31.3795620438">
            <text:p>31.3795620438</text:p>
          </table:table-cell>
          <table:table-cell office:value-type="float" office:value="19.6301369863">
            <text:p>19.6301369863</text:p>
          </table:table-cell>
          <table:table-cell office:value-type="float" office:value="34.392">
            <text:p>34.392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</table:table-row>
        <table:table-row table:style-name="ro2">
          <table:table-cell office:value-type="string">
            <text:p>Ester.xml</text:p>
          </table:table-cell>
          <table:table-cell office:value-type="float" office:value="54.496">
            <text:p>54.496</text:p>
          </table:table-cell>
          <table:table-cell office:value-type="float" office:value="52.8062015504">
            <text:p>52.8062015504</text:p>
          </table:table-cell>
          <table:table-cell office:value-type="float" office:value="0.294573643411">
            <text:p>0.2945736434</text:p>
          </table:table-cell>
          <table:table-cell table:number-columns-repeated="2" office:value-type="float" office:value="0">
            <text:p>0</text:p>
          </table:table-cell>
          <table:table-cell office:value-type="float" office:value="54.496">
            <text:p>54.496</text:p>
          </table:table-cell>
          <table:table-cell office:value-type="float" office:value="17.202020202">
            <text:p>17.202020202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812">
            <text:p>6812</text:p>
          </table:table-cell>
        </table:table-row>
        <table:table-row table:style-name="ro2">
          <table:table-cell office:value-type="string">
            <text:p>Troja.xml</text:p>
          </table:table-cell>
          <table:table-cell table:number-columns-repeated="2" office:value-type="float" office:value="131.537356322">
            <text:p>131.537356322</text:p>
          </table:table-cell>
          <table:table-cell office:value-type="float" office:value="0.686781609195">
            <text:p>0.6867816092</text:p>
          </table:table-cell>
          <table:table-cell table:number-columns-repeated="2" office:value-type="float" office:value="0">
            <text:p>0</text:p>
          </table:table-cell>
          <table:table-cell office:value-type="float" office:value="72.6587301587">
            <text:p>72.6587301587</text:p>
          </table:table-cell>
          <table:table-cell office:value-type="float" office:value="19.8590021692">
            <text:p>19.8590021692</text:p>
          </table:table-cell>
          <table:table-cell office:value-type="float" office:value="110.858173077">
            <text:p>110.858173077</text:p>
          </table:table-cell>
          <table:table-cell office:value-type="float" office:value="0">
            <text:p>0</text:p>
          </table:table-cell>
          <table:table-cell office:value-type="float" office:value="45775">
            <text:p>45775</text:p>
          </table:table-cell>
        </table:table-row>
        <table:table-row table:style-name="ro2">
          <table:table-cell office:value-type="string">
            <text:p>fredrik.xml</text:p>
          </table:table-cell>
          <table:table-cell office:value-type="float" office:value="5.40481586402">
            <text:p>5.404815864</text:p>
          </table:table-cell>
          <table:table-cell office:value-type="float" office:value="5.51421113689">
            <text:p>5.5142111369</text:p>
          </table:table-cell>
          <table:table-cell office:value-type="float" office:value="0.199245939675">
            <text:p>0.1992459397</text:p>
          </table:table-cell>
          <table:table-cell table:number-columns-repeated="2" office:value-type="float" office:value="1">
            <text:p>1</text:p>
          </table:table-cell>
          <table:table-cell office:value-type="float" office:value="5.74584466606">
            <text:p>5.7458446661</text:p>
          </table:table-cell>
          <table:table-cell office:value-type="float" office:value="5.18347873501">
            <text:p>5.183478735</text:p>
          </table:table-cell>
          <table:table-cell office:value-type="float" office:value="5.74584466606">
            <text:p>5.7458446661</text:p>
          </table:table-cell>
          <table:table-cell office:value-type="float" office:value="2.5">
            <text:p>2.5</text:p>
          </table:table-cell>
          <table:table-cell office:value-type="float" office:value="19013">
            <text:p>19013</text:p>
          </table:table-cell>
        </table:table-row>
        <table:table-row table:style-name="ro2">
          <table:table-cell office:value-type="string">
            <text:p>Laek4.xml</text:p>
          </table:table-cell>
          <table:table-cell table:number-columns-repeated="2" office:value-type="float" office:value="100.375">
            <text:p>100.375</text:p>
          </table:table-cell>
          <table:table-cell office:value-type="float" office:value="0.333333333333">
            <text:p>0.3333333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.7692307692">
            <text:p>61.7692307692</text:p>
          </table:table-cell>
          <table:table-cell office:value-type="float" office:value="19.119047619">
            <text:p>19.119047619</text:p>
          </table:table-cell>
          <table:table-cell office:value-type="float" office:value="114.714285714">
            <text:p>114.714285714</text:p>
          </table:table-cell>
          <table:table-cell office:value-type="float" office:value="6.5">
            <text:p>6.5</text:p>
          </table:table-cell>
          <table:table-cell office:value-type="float" office:value="2409">
            <text:p>2409</text:p>
          </table:table-cell>
        </table:table-row>
        <table:table-row table:style-name="ro2">
          <table:table-cell office:value-type="string">
            <text:p>Ronigk.xml</text:p>
          </table:table-cell>
          <table:table-cell office:value-type="float" office:value="14.103950104">
            <text:p>14.103950104</text:p>
          </table:table-cell>
          <table:table-cell office:value-type="float" office:value="17.7591623037">
            <text:p>17.7591623037</text:p>
          </table:table-cell>
          <table:table-cell office:value-type="float" office:value="0.971204188482">
            <text:p>0.97120418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.7127937337">
            <text:p>17.7127937337</text:p>
          </table:table-cell>
          <table:table-cell office:value-type="float" office:value="8.00944510035">
            <text:p>8.0094451004</text:p>
          </table:table-cell>
          <table:table-cell office:value-type="float" office:value="60.5714285714">
            <text:p>60.5714285714</text:p>
          </table:table-cell>
          <table:table-cell office:value-type="float" office:value="7">
            <text:p>7</text:p>
          </table:table-cell>
          <table:table-cell office:value-type="float" office:value="6784">
            <text:p>6784</text:p>
          </table:table-cell>
        </table:table-row>
        <table:table-row table:style-name="ro2">
          <table:table-cell office:value-type="string">
            <text:p>AngDikt.xml</text:p>
          </table:table-cell>
          <table:table-cell office:value-type="float" office:value="20.3458755427">
            <text:p>20.3458755427</text:p>
          </table:table-cell>
          <table:table-cell office:value-type="float" office:value="20.2904624277">
            <text:p>20.2904624277</text:p>
          </table:table-cell>
          <table:table-cell office:value-type="float" office:value="0.469653179191">
            <text:p>0.46965317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5521126761">
            <text:p>39.5521126761</text:p>
          </table:table-cell>
          <table:table-cell office:value-type="float" office:value="18.4993412385">
            <text:p>18.4993412385</text:p>
          </table:table-cell>
          <table:table-cell office:value-type="float" office:value="246.333333333">
            <text:p>246.333333333</text:p>
          </table:table-cell>
          <table:table-cell office:value-type="float" office:value="11.5">
            <text:p>11.5</text:p>
          </table:table-cell>
          <table:table-cell office:value-type="float" office:value="14041">
            <text:p>14041</text:p>
          </table:table-cell>
        </table:table-row>
        <table:table-row table:style-name="ro2">
          <table:table-cell office:value-type="string">
            <text:p>Gyllh.xml</text:p>
          </table:table-cell>
          <table:table-cell office:value-type="float" office:value="35.3688415446">
            <text:p>35.3688415446</text:p>
          </table:table-cell>
          <table:table-cell office:value-type="float" office:value="33.5495893872">
            <text:p>33.5495893872</text:p>
          </table:table-cell>
          <table:table-cell office:value-type="float" office:value="0.927984838913">
            <text:p>0.92798483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.3824117255">
            <text:p>35.3824117255</text:p>
          </table:table-cell>
          <table:table-cell office:value-type="float" office:value="11.4954545455">
            <text:p>11.4954545455</text:p>
          </table:table-cell>
          <table:table-cell office:value-type="float" office:value="354.06">
            <text:p>354.06</text:p>
          </table:table-cell>
          <table:table-cell office:value-type="float" office:value="8">
            <text:p>8</text:p>
          </table:table-cell>
          <table:table-cell office:value-type="float" office:value="53108">
            <text:p>53108</text:p>
          </table:table-cell>
        </table:table-row>
        <table:table-row table:style-name="ro2">
          <table:table-cell office:value-type="string">
            <text:p>GermBil.xml</text:p>
          </table:table-cell>
          <table:table-cell table:number-columns-repeated="2" office:value-type="float" office:value="66.3333333333">
            <text:p>66.3333333333</text:p>
          </table:table-cell>
          <table:table-cell office:value-type="float" office:value="0.333333333333">
            <text:p>0.33333333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8">
            <text:p>39.8</text:p>
          </table:table-cell>
          <table:table-cell office:value-type="float" office:value="22.1111111111">
            <text:p>22.1111111111</text:p>
          </table:table-cell>
          <table:table-cell office:value-type="float" office:value="66.3333333333">
            <text:p>66.3333333333</text:p>
          </table:table-cell>
          <table:table-cell office:value-type="float" office:value="10.5">
            <text:p>10.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StrLegBil-I.xml</text:p>
          </table:table-cell>
          <table:table-cell table:number-columns-repeated="2" office:value-type="float" office:value="191.8125">
            <text:p>191.812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.6857142857">
            <text:p>87.6857142857</text:p>
          </table:table-cell>
          <table:table-cell office:value-type="float" office:value="31.3163265306">
            <text:p>31.3163265306</text:p>
          </table:table-cell>
          <table:table-cell office:value-type="float" office:value="306.9">
            <text:p>306.9</text:p>
          </table:table-cell>
          <table:table-cell office:value-type="float" office:value="10.5">
            <text:p>10.5</text:p>
          </table:table-cell>
          <table:table-cell office:value-type="float" office:value="3069">
            <text:p>3069</text:p>
          </table:table-cell>
        </table:table-row>
        <table:table-row table:style-name="ro2">
          <table:table-cell office:value-type="string">
            <text:p>Val.xml</text:p>
          </table:table-cell>
          <table:table-cell office:value-type="float" office:value="12.6504610226">
            <text:p>12.6504610226</text:p>
          </table:table-cell>
          <table:table-cell office:value-type="float" office:value="13.4233511586">
            <text:p>13.4233511586</text:p>
          </table:table-cell>
          <table:table-cell office:value-type="float" office:value="0.0490196078431">
            <text:p>0.0490196078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31.3118503119">
            <text:p>31.3118503119</text:p>
          </table:table-cell>
          <table:table-cell office:value-type="float" office:value="15.2285136502">
            <text:p>15.2285136502</text:p>
          </table:table-cell>
          <table:table-cell office:value-type="float" office:value="34.1519274376">
            <text:p>34.1519274376</text:p>
          </table:table-cell>
          <table:table-cell office:value-type="float" office:value="17.5">
            <text:p>17.5</text:p>
          </table:table-cell>
          <table:table-cell office:value-type="float" office:value="15061">
            <text:p>15061</text:p>
          </table:table-cell>
        </table:table-row>
        <table:table-row table:style-name="ro2">
          <table:table-cell office:value-type="string">
            <text:p>flores.xml</text:p>
          </table:table-cell>
          <table:table-cell office:value-type="float" office:value="5.68130081301">
            <text:p>5.681300813</text:p>
          </table:table-cell>
          <table:table-cell office:value-type="float" office:value="5.82781734395">
            <text:p>5.827817344</text:p>
          </table:table-cell>
          <table:table-cell office:value-type="float" office:value="0.27021365731">
            <text:p>0.27021365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09596844873">
            <text:p>6.0959684487</text:p>
          </table:table-cell>
          <table:table-cell office:value-type="float" office:value="5.65947925142">
            <text:p>5.6594792514</text:p>
          </table:table-cell>
          <table:table-cell office:value-type="float" office:value="6.11203866432">
            <text:p>6.1120386643</text:p>
          </table:table-cell>
          <table:table-cell office:value-type="float" office:value="12">
            <text:p>12</text:p>
          </table:table-cell>
          <table:table-cell office:value-type="float" office:value="13911">
            <text:p>13911</text:p>
          </table:table-cell>
        </table:table-row>
        <table:table-row table:style-name="ro2">
          <table:table-cell office:value-type="string">
            <text:p>Gyllenb.xml</text:p>
          </table:table-cell>
          <table:table-cell office:value-type="float" office:value="15.215007983">
            <text:p>15.215007983</text:p>
          </table:table-cell>
          <table:table-cell office:value-type="float" office:value="15.9441652708">
            <text:p>15.9441652708</text:p>
          </table:table-cell>
          <table:table-cell office:value-type="float" office:value="0.820770519263">
            <text:p>0.820770519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6.9673202614">
            <text:p>16.9673202614</text:p>
          </table:table-cell>
          <table:table-cell office:value-type="float" office:value="6.21864111498">
            <text:p>6.218641115</text:p>
          </table:table-cell>
          <table:table-cell office:value-type="float" office:value="38.4333781965">
            <text:p>38.4333781965</text:p>
          </table:table-cell>
          <table:table-cell office:value-type="float" office:value="10">
            <text:p>10</text:p>
          </table:table-cell>
          <table:table-cell office:value-type="float" office:value="28555">
            <text:p>28555</text:p>
          </table:table-cell>
        </table:table-row>
        <table:table-row table:style-name="ro2">
          <table:table-cell office:value-type="string">
            <text:p>KS-Bu.xml</text:p>
          </table:table-cell>
          <table:table-cell office:value-type="float" office:value="24.9918699187">
            <text:p>24.9918699187</text:p>
          </table:table-cell>
          <table:table-cell office:value-type="float" office:value="25.6833930705">
            <text:p>25.6833930705</text:p>
          </table:table-cell>
          <table:table-cell office:value-type="float" office:value="0.931899641577">
            <text:p>0.93189964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.9">
            <text:p>25.9</text:p>
          </table:table-cell>
          <table:table-cell office:value-type="float" office:value="10.8133802817">
            <text:p>10.8133802817</text:p>
          </table:table-cell>
          <table:table-cell office:value-type="float" office:value="51.3054892601">
            <text:p>51.3054892601</text:p>
          </table:table-cell>
          <table:table-cell office:value-type="float" office:value="8.66666666667">
            <text:p>8.6666666667</text:p>
          </table:table-cell>
          <table:table-cell office:value-type="float" office:value="21497">
            <text:p>21497</text:p>
          </table:table-cell>
        </table:table-row>
        <table:table-row table:style-name="ro2">
          <table:table-cell office:value-type="string">
            <text:p>MP2-fragm.xml</text:p>
          </table:table-cell>
          <table:table-cell office:value-type="float" office:value="38.2204724409">
            <text:p>38.2204724409</text:p>
          </table:table-cell>
          <table:table-cell office:value-type="float" office:value="40.0991735537">
            <text:p>40.0991735537</text:p>
          </table:table-cell>
          <table:table-cell office:value-type="float" office:value="0.644628099174">
            <text:p>0.64462809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.0538922156">
            <text:p>29.0538922156</text:p>
          </table:table-cell>
          <table:table-cell office:value-type="float" office:value="17.7080291971">
            <text:p>17.7080291971</text:p>
          </table:table-cell>
          <table:table-cell office:value-type="float" office:value="95.137254902">
            <text:p>95.137254902</text:p>
          </table:table-cell>
          <table:table-cell office:value-type="float" office:value="15.5">
            <text:p>15.5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string">
            <text:p>Apd26SLundversion.xml</text:p>
          </table:table-cell>
          <table:table-cell office:value-type="float" office:value="88.5563909774">
            <text:p>88.5563909774</text:p>
          </table:table-cell>
          <table:table-cell office:value-type="float" office:value="86.6029411765">
            <text:p>86.6029411765</text:p>
          </table:table-cell>
          <table:table-cell office:value-type="float" office:value="0.955882352941">
            <text:p>0.9558823529</text:p>
          </table:table-cell>
          <table:table-cell office:value-type="float" office:value="4">
            <text:p>4</text:p>
          </table:table-cell>
          <table:table-cell office:value-type="float" office:value="0.333333333333">
            <text:p>0.3333333333</text:p>
          </table:table-cell>
          <table:table-cell office:value-type="float" office:value="29.1534653465">
            <text:p>29.1534653465</text:p>
          </table:table-cell>
          <table:table-cell office:value-type="float" office:value="19.467768595">
            <text:p>19.467768595</text:p>
          </table:table-cell>
          <table:table-cell office:value-type="float" office:value="93.4761904762">
            <text:p>93.4761904762</text:p>
          </table:table-cell>
          <table:table-cell office:value-type="float" office:value="25">
            <text:p>25</text:p>
          </table:table-cell>
          <table:table-cell office:value-type="float" office:value="11778">
            <text:p>11778</text:p>
          </table:table-cell>
        </table:table-row>
        <table:table-row table:style-name="ro2">
          <table:table-cell office:value-type="string">
            <text:p>OgL-H.xml</text:p>
          </table:table-cell>
          <table:table-cell office:value-type="float" office:value="5.57358490566">
            <text:p>5.5735849057</text:p>
          </table:table-cell>
          <table:table-cell office:value-type="float" office:value="5.55150753769">
            <text:p>5.5515075377</text:p>
          </table:table-cell>
          <table:table-cell office:value-type="float" office:value="0.325376884422">
            <text:p>0.32537688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.6055776892">
            <text:p>17.6055776892</text:p>
          </table:table-cell>
          <table:table-cell office:value-type="float" office:value="16.0690909091">
            <text:p>16.0690909091</text:p>
          </table:table-cell>
          <table:table-cell office:value-type="float" office:value="81.8333333333">
            <text:p>81.8333333333</text:p>
          </table:table-cell>
          <table:table-cell office:value-type="float" office:value="11.5">
            <text:p>11.5</text:p>
          </table:table-cell>
          <table:table-cell office:value-type="float" office:value="4417">
            <text:p>4417</text:p>
          </table:table-cell>
        </table:table-row>
        <table:table-row table:style-name="ro2">
          <table:table-cell office:value-type="string">
            <text:p>HML.xml</text:p>
          </table:table-cell>
          <table:table-cell office:value-type="float" office:value="11.9810941271">
            <text:p>11.9810941271</text:p>
          </table:table-cell>
          <table:table-cell office:value-type="float" office:value="11.9578313253">
            <text:p>11.9578313253</text:p>
          </table:table-cell>
          <table:table-cell office:value-type="float" office:value="0.382329317269">
            <text:p>0.38232931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.7751865672">
            <text:p>27.7751865672</text:p>
          </table:table-cell>
          <table:table-cell office:value-type="float" office:value="11.8767451137">
            <text:p>11.8767451137</text:p>
          </table:table-cell>
          <table:table-cell office:value-type="float" office:value="106.339285714">
            <text:p>106.339285714</text:p>
          </table:table-cell>
          <table:table-cell office:value-type="float" office:value="8">
            <text:p>8</text:p>
          </table:table-cell>
          <table:table-cell office:value-type="float" office:value="29775">
            <text:p>29775</text:p>
          </table:table-cell>
        </table:table-row>
        <table:table-row table:style-name="ro2">
          <table:table-cell office:value-type="string">
            <text:p>Mar41SLundversion.xml</text:p>
          </table:table-cell>
          <table:table-cell office:value-type="float" office:value="15.4821826281">
            <text:p>15.4821826281</text:p>
          </table:table-cell>
          <table:table-cell office:value-type="float" office:value="17.7193877551">
            <text:p>17.7193877551</text:p>
          </table:table-cell>
          <table:table-cell office:value-type="float" office:value="0.940051020408">
            <text:p>0.94005102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.3311582382">
            <text:p>11.3311582382</text:p>
          </table:table-cell>
          <table:table-cell office:value-type="float" office:value="6.63736263736">
            <text:p>6.6373626374</text:p>
          </table:table-cell>
          <table:table-cell office:value-type="float" office:value="67.7658536585">
            <text:p>67.7658536585</text:p>
          </table:table-cell>
          <table:table-cell office:value-type="float" office:value="5.6">
            <text:p>5.6</text:p>
          </table:table-cell>
          <table:table-cell office:value-type="float" office:value="13890">
            <text:p>13890</text:p>
          </table:table-cell>
        </table:table-row>
        <table:table-row table:style-name="ro2">
          <table:table-cell office:value-type="string">
            <text:p>Luk41SLundversion.xml</text:p>
          </table:table-cell>
          <table:table-cell office:value-type="float" office:value="16.0720598232">
            <text:p>16.0720598232</text:p>
          </table:table-cell>
          <table:table-cell office:value-type="float" office:value="18.0588685015">
            <text:p>18.0588685015</text:p>
          </table:table-cell>
          <table:table-cell office:value-type="float" office:value="0.961009174312">
            <text:p>0.96100917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.5056015587">
            <text:p>11.5056015587</text:p>
          </table:table-cell>
          <table:table-cell office:value-type="float" office:value="6.66694891335">
            <text:p>6.6669489134</text:p>
          </table:table-cell>
          <table:table-cell office:value-type="float" office:value="52.6080178174">
            <text:p>52.6080178174</text:p>
          </table:table-cell>
          <table:table-cell office:value-type="float" office:value="5.4">
            <text:p>5.4</text:p>
          </table:table-cell>
          <table:table-cell office:value-type="float" office:value="23621">
            <text:p>23621</text:p>
          </table:table-cell>
        </table:table-row>
        <table:table-row table:style-name="ro2">
          <table:table-cell office:value-type="string">
            <text:p>Apo41SLundversion.xml</text:p>
          </table:table-cell>
          <table:table-cell office:value-type="float" office:value="19.7003745318">
            <text:p>19.7003745318</text:p>
          </table:table-cell>
          <table:table-cell office:value-type="float" office:value="20.1360153257">
            <text:p>20.1360153257</text:p>
          </table:table-cell>
          <table:table-cell office:value-type="float" office:value="0.917624521073">
            <text:p>0.91762452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.5102827763">
            <text:p>13.5102827763</text:p>
          </table:table-cell>
          <table:table-cell office:value-type="float" office:value="7.70601173021">
            <text:p>7.7060117302</text:p>
          </table:table-cell>
          <table:table-cell office:value-type="float" office:value="56.5107526882">
            <text:p>56.5107526882</text:p>
          </table:table-cell>
          <table:table-cell office:value-type="float" office:value="8.25">
            <text:p>8.25</text:p>
          </table:table-cell>
          <table:table-cell office:value-type="float" office:value="10511">
            <text:p>10511</text:p>
          </table:table-cell>
        </table:table-row>
        <table:table-row table:style-name="ro2">
          <table:table-cell office:value-type="string">
            <text:p>Mar26SLundversion.xml</text:p>
          </table:table-cell>
          <table:table-cell office:value-type="float" office:value="79.109947644">
            <text:p>79.109947644</text:p>
          </table:table-cell>
          <table:table-cell office:value-type="float" office:value="98.7581699346">
            <text:p>98.7581699346</text:p>
          </table:table-cell>
          <table:table-cell office:value-type="float" office:value="0.947712418301">
            <text:p>0.9477124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.187958884">
            <text:p>22.187958884</text:p>
          </table:table-cell>
          <table:table-cell office:value-type="float" office:value="14.0558139535">
            <text:p>14.0558139535</text:p>
          </table:table-cell>
          <table:table-cell office:value-type="float" office:value="100.066225166">
            <text:p>100.066225166</text:p>
          </table:table-cell>
          <table:table-cell office:value-type="float" office:value="6.4">
            <text:p>6.4</text:p>
          </table:table-cell>
          <table:table-cell office:value-type="float" office:value="15110">
            <text:p>15110</text:p>
          </table:table-cell>
        </table:table-row>
        <table:table-row table:style-name="ro2">
          <table:table-cell office:value-type="string">
            <text:p>KatSv.xml</text:p>
          </table:table-cell>
          <table:table-cell table:number-columns-repeated="2" office:value-type="float" office:value="188.085365854">
            <text:p>188.085365854</text:p>
          </table:table-cell>
          <table:table-cell office:value-type="float" office:value="0.743902439024">
            <text:p>0.7439024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8.612676056">
            <text:p>108.612676056</text:p>
          </table:table-cell>
          <table:table-cell office:value-type="float" office:value="26.7296360485">
            <text:p>26.7296360485</text:p>
          </table:table-cell>
          <table:table-cell office:value-type="float" office:value="179.337209302">
            <text:p>179.337209302</text:p>
          </table:table-cell>
          <table:table-cell office:value-type="float" office:value="14">
            <text:p>14</text:p>
          </table:table-cell>
          <table:table-cell office:value-type="float" office:value="15423">
            <text:p>15423</text:p>
          </table:table-cell>
        </table:table-row>
        <table:table-row table:style-name="ro2">
          <table:table-cell office:value-type="string">
            <text:p>Laek9.xml</text:p>
          </table:table-cell>
          <table:table-cell office:value-type="float" office:value="299.88">
            <text:p>299.8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90.2831325301">
            <text:p>90.2831325301</text:p>
          </table:table-cell>
          <table:table-cell office:value-type="float" office:value="7495">
            <text:p>7495</text:p>
          </table:table-cell>
        </table:table-row>
        <table:table-row table:style-name="ro2">
          <table:table-cell office:value-type="string">
            <text:p>Laek7.xml</text:p>
          </table:table-cell>
          <table:table-cell office:value-type="float" office:value="25.6125598723">
            <text:p>25.6125598723</text:p>
          </table:table-cell>
          <table:table-cell office:value-type="float" office:value="25.9030694669">
            <text:p>25.9030694669</text:p>
          </table:table-cell>
          <table:table-cell office:value-type="float" office:value="0.850834679591">
            <text:p>0.8508346796</text:p>
          </table:table-cell>
          <table:table-cell office:value-type="float" office:value="5.63157894737">
            <text:p>5.6315789474</text:p>
          </table:table-cell>
          <table:table-cell office:value-type="float" office:value="0.684210526316">
            <text:p>0.6842105263</text:p>
          </table:table-cell>
          <table:table-cell office:value-type="float" office:value="17.3653429603">
            <text:p>17.3653429603</text:p>
          </table:table-cell>
          <table:table-cell office:value-type="float" office:value="13.0818602121">
            <text:p>13.0818602121</text:p>
          </table:table-cell>
          <table:table-cell office:value-type="float" office:value="31.2756827048">
            <text:p>31.2756827048</text:p>
          </table:table-cell>
          <table:table-cell office:value-type="float" office:value="28.7727272727">
            <text:p>28.7727272727</text:p>
          </table:table-cell>
          <table:table-cell office:value-type="float" office:value="48102">
            <text:p>48102</text:p>
          </table:table-cell>
        </table:table-row>
        <table:table-row table:style-name="ro2">
          <table:table-cell office:value-type="string">
            <text:p>DL.xml</text:p>
          </table:table-cell>
          <table:table-cell office:value-type="float" office:value="5.38622754491">
            <text:p>5.3862275449</text:p>
          </table:table-cell>
          <table:table-cell office:value-type="float" office:value="4.82162001191">
            <text:p>4.8216200119</text:p>
          </table:table-cell>
          <table:table-cell office:value-type="float" office:value="0.124181060155">
            <text:p>0.12418106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.3959390863">
            <text:p>27.3959390863</text:p>
          </table:table-cell>
          <table:table-cell office:value-type="float" office:value="25.5781990521">
            <text:p>25.5781990521</text:p>
          </table:table-cell>
          <table:table-cell office:value-type="float" office:value="49.9722222222">
            <text:p>49.9722222222</text:p>
          </table:table-cell>
          <table:table-cell office:value-type="float" office:value="16.3333333333">
            <text:p>16.3333333333</text:p>
          </table:table-cell>
          <table:table-cell office:value-type="float" office:value="16191">
            <text:p>16191</text:p>
          </table:table-cell>
        </table:table-row>
        <table:table-row table:style-name="ro2">
          <table:table-cell office:value-type="string">
            <text:p>ivan.xml</text:p>
          </table:table-cell>
          <table:table-cell office:value-type="float" office:value="5.95201260564">
            <text:p>5.9520126056</text:p>
          </table:table-cell>
          <table:table-cell office:value-type="float" office:value="6.09412284578">
            <text:p>6.0941228458</text:p>
          </table:table-cell>
          <table:table-cell office:value-type="float" office:value="0.2100456621">
            <text:p>0.21004566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41640818859">
            <text:p>6.4164081886</text:p>
          </table:table-cell>
          <table:table-cell office:value-type="float" office:value="6.00740525628">
            <text:p>6.0074052563</text:p>
          </table:table-cell>
          <table:table-cell office:value-type="float" office:value="6.41740344346">
            <text:p>6.4174034435</text:p>
          </table:table-cell>
          <table:table-cell office:value-type="float" office:value="16.5">
            <text:p>16.5</text:p>
          </table:table-cell>
          <table:table-cell office:value-type="float" office:value="41373">
            <text:p>41373</text:p>
          </table:table-cell>
        </table:table-row>
        <table:table-row table:style-name="ro2">
          <table:table-cell office:value-type="string">
            <text:p>GB-1734.xml</text:p>
          </table:table-cell>
          <table:table-cell office:value-type="float" office:value="16.224137931">
            <text:p>16.224137931</text:p>
          </table:table-cell>
          <table:table-cell office:value-type="float" office:value="10.4169741697">
            <text:p>10.4169741697</text:p>
          </table:table-cell>
          <table:table-cell office:value-type="float" office:value="0.463099630996">
            <text:p>0.4630996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.7547169811">
            <text:p>17.7547169811</text:p>
          </table:table-cell>
          <table:table-cell office:value-type="float" office:value="14.1503759398">
            <text:p>14.1503759398</text:p>
          </table:table-cell>
          <table:table-cell office:value-type="float" office:value="44.109375">
            <text:p>44.109375</text:p>
          </table:table-cell>
          <table:table-cell office:value-type="float" office:value="78.25">
            <text:p>78.25</text:p>
          </table:table-cell>
          <table:table-cell office:value-type="float" office:value="5646">
            <text:p>5646</text:p>
          </table:table-cell>
        </table:table-row>
        <table:table-row table:style-name="ro2">
          <table:table-cell office:value-type="string">
            <text:p>Laek2.xml</text:p>
          </table:table-cell>
          <table:table-cell office:value-type="float" office:value="18.5178571429">
            <text:p>18.5178571429</text:p>
          </table:table-cell>
          <table:table-cell office:value-type="float" office:value="18.7329317269">
            <text:p>18.7329317269</text:p>
          </table:table-cell>
          <table:table-cell office:value-type="float" office:value="0.510040160643">
            <text:p>0.51004016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.5099206349">
            <text:p>18.5099206349</text:p>
          </table:table-cell>
          <table:table-cell office:value-type="float" office:value="10.5891032917">
            <text:p>10.5891032917</text:p>
          </table:table-cell>
          <table:table-cell office:value-type="float" office:value="19.1560574949">
            <text:p>19.1560574949</text:p>
          </table:table-cell>
          <table:table-cell office:value-type="float" office:value="18.5">
            <text:p>18.5</text:p>
          </table:table-cell>
          <table:table-cell office:value-type="float" office:value="9329">
            <text:p>9329</text:p>
          </table:table-cell>
        </table:table-row>
        <table:table-row table:style-name="ro2">
          <table:table-cell office:value-type="string">
            <text:p>Greg-B.xml</text:p>
          </table:table-cell>
          <table:table-cell office:value-type="float" office:value="25.7369127517">
            <text:p>25.7369127517</text:p>
          </table:table-cell>
          <table:table-cell office:value-type="float" office:value="25.7607526882">
            <text:p>25.7607526882</text:p>
          </table:table-cell>
          <table:table-cell office:value-type="float" office:value="0.377688172043">
            <text:p>0.3776881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4.4488636364">
            <text:p>54.4488636364</text:p>
          </table:table-cell>
          <table:table-cell office:value-type="float" office:value="29.1719939117">
            <text:p>29.1719939117</text:p>
          </table:table-cell>
          <table:table-cell office:value-type="float" office:value="871.181818182">
            <text:p>871.181818182</text:p>
          </table:table-cell>
          <table:table-cell office:value-type="float" office:value="22.5">
            <text:p>22.5</text:p>
          </table:table-cell>
          <table:table-cell office:value-type="float" office:value="19166">
            <text:p>19166</text:p>
          </table:table-cell>
        </table:table-row>
        <table:table-row table:style-name="ro2">
          <table:table-cell office:value-type="string">
            <text:p>Did-B.xml</text:p>
          </table:table-cell>
          <table:table-cell office:value-type="float" office:value="32.9843527738">
            <text:p>32.9843527738</text:p>
          </table:table-cell>
          <table:table-cell office:value-type="float" office:value="32.8385269122">
            <text:p>32.8385269122</text:p>
          </table:table-cell>
          <table:table-cell office:value-type="float" office:value="0.140226628895">
            <text:p>0.14022662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4.3076923077">
            <text:p>74.3076923077</text:p>
          </table:table-cell>
          <table:table-cell office:value-type="float" office:value="38.64">
            <text:p>38.64</text:p>
          </table:table-cell>
          <table:table-cell office:value-type="float" office:value="103.04">
            <text:p>103.04</text:p>
          </table:table-cell>
          <table:table-cell office:value-type="float" office:value="15.5">
            <text:p>15.5</text:p>
          </table:table-cell>
          <table:table-cell office:value-type="float" office:value="23184">
            <text:p>23184</text:p>
          </table:table-cell>
        </table:table-row>
        <table:table-row table:style-name="ro2">
          <table:table-cell office:value-type="string">
            <text:p>Hogstrom-Lm.xml</text:p>
          </table:table-cell>
          <table:table-cell office:value-type="float" office:value="25.3078014184">
            <text:p>25.3078014184</text:p>
          </table:table-cell>
          <table:table-cell office:value-type="float" office:value="24.4725274725">
            <text:p>24.4725274725</text:p>
          </table:table-cell>
          <table:table-cell office:value-type="float" office:value="0.711538461538">
            <text:p>0.7115384615</text:p>
          </table:table-cell>
          <table:table-cell office:value-type="float" office:value="6.29411764706">
            <text:p>6.2941176471</text:p>
          </table:table-cell>
          <table:table-cell office:value-type="float" office:value="0.0588235294118">
            <text:p>0.0588235294</text:p>
          </table:table-cell>
          <table:table-cell office:value-type="float" office:value="33.8064516129">
            <text:p>33.8064516129</text:p>
          </table:table-cell>
          <table:table-cell office:value-type="float" office:value="12.5641748942">
            <text:p>12.5641748942</text:p>
          </table:table-cell>
          <table:table-cell office:value-type="float" office:value="131.97037037">
            <text:p>131.97037037</text:p>
          </table:table-cell>
          <table:table-cell office:value-type="float" office:value="89.2857142857">
            <text:p>89.2857142857</text:p>
          </table:table-cell>
          <table:table-cell office:value-type="float" office:value="17816">
            <text:p>17816</text:p>
          </table:table-cell>
        </table:table-row>
        <table:table-row table:style-name="ro2">
          <table:table-cell office:value-type="string">
            <text:p>Columb.xml</text:p>
          </table:table-cell>
          <table:table-cell office:value-type="float" office:value="16.6154478225">
            <text:p>16.6154478225</text:p>
          </table:table-cell>
          <table:table-cell office:value-type="float" office:value="17.6838879159">
            <text:p>17.6838879159</text:p>
          </table:table-cell>
          <table:table-cell office:value-type="float" office:value="0.893169877408">
            <text:p>0.8931698774</text:p>
          </table:table-cell>
          <table:table-cell office:value-type="float" office:value="6.4">
            <text:p>6.4</text:p>
          </table:table-cell>
          <table:table-cell office:value-type="float" office:value="0.1">
            <text:p>0.1</text:p>
          </table:table-cell>
          <table:table-cell office:value-type="float" office:value="17.5608695652">
            <text:p>17.5608695652</text:p>
          </table:table-cell>
          <table:table-cell office:value-type="float" office:value="7.66704631739">
            <text:p>7.6670463174</text:p>
          </table:table-cell>
          <table:table-cell office:value-type="float" office:value="42.5157894737">
            <text:p>42.5157894737</text:p>
          </table:table-cell>
          <table:table-cell office:value-type="float" office:value="92.25">
            <text:p>92.25</text:p>
          </table:table-cell>
          <table:table-cell office:value-type="float" office:value="20194">
            <text:p>20194</text:p>
          </table:table-cell>
        </table:table-row>
        <table:table-row table:style-name="ro2">
          <table:table-cell office:value-type="string">
            <text:p>MariaF.xml</text:p>
          </table:table-cell>
          <table:table-cell table:number-columns-repeated="2" office:value-type="float" office:value="546.5">
            <text:p>546.5</text:p>
          </table:table-cell>
          <table:table-cell office:value-type="float" office:value="0.5">
            <text:p>0.5</text:p>
          </table:table-cell>
          <table:table-cell office:value-type="float" office:value="6.60975609756">
            <text:p>6.6097560976</text:p>
          </table:table-cell>
          <table:table-cell office:value-type="float" office:value="0.158536585366">
            <text:p>0.1585365854</text:p>
          </table:table-cell>
          <table:table-cell office:value-type="float" office:value="40.4814814815">
            <text:p>40.4814814815</text:p>
          </table:table-cell>
          <table:table-cell office:value-type="float" office:value="36.4333333333">
            <text:p>36.4333333333</text:p>
          </table:table-cell>
          <table:table-cell office:value-type="float" office:value="364.333333333">
            <text:p>364.333333333</text:p>
          </table:table-cell>
          <table:table-cell office:value-type="float" office:value="219.866666667">
            <text:p>219.866666667</text:p>
          </table:table-cell>
          <table:table-cell office:value-type="float" office:value="1091">
            <text:p>1091</text:p>
          </table:table-cell>
        </table:table-row>
        <table:table-row table:style-name="ro2">
          <table:table-cell office:value-type="string">
            <text:p>MB-1734.xml</text:p>
          </table:table-cell>
          <table:table-cell office:value-type="float" office:value="14.5349611543">
            <text:p>14.5349611543</text:p>
          </table:table-cell>
          <table:table-cell office:value-type="float" office:value="11.0983050847">
            <text:p>11.0983050847</text:p>
          </table:table-cell>
          <table:table-cell office:value-type="float" office:value="0.541525423729">
            <text:p>0.5415254237</text:p>
          </table:table-cell>
          <table:table-cell office:value-type="float" office:value="6.66666666667">
            <text:p>6.6666666667</text:p>
          </table:table-cell>
          <table:table-cell office:value-type="float" office:value="0">
            <text:p>0</text:p>
          </table:table-cell>
          <table:table-cell office:value-type="float" office:value="14.814479638">
            <text:p>14.814479638</text:p>
          </table:table-cell>
          <table:table-cell office:value-type="float" office:value="10.9773679799">
            <text:p>10.9773679799</text:p>
          </table:table-cell>
          <table:table-cell office:value-type="float" office:value="40.1717791411">
            <text:p>40.1717791411</text:p>
          </table:table-cell>
          <table:table-cell office:value-type="float" office:value="39.3333333333">
            <text:p>39.3333333333</text:p>
          </table:table-cell>
          <table:table-cell office:value-type="float" office:value="13096">
            <text:p>13096</text:p>
          </table:table-cell>
        </table:table-row>
        <table:table-row table:style-name="ro2">
          <table:table-cell office:value-type="string">
            <text:p>UL-B.xml</text:p>
          </table:table-cell>
          <table:table-cell office:value-type="float" office:value="6.05157783081">
            <text:p>6.0515778308</text:p>
          </table:table-cell>
          <table:table-cell office:value-type="float" office:value="5.54141291108">
            <text:p>5.5414129111</text:p>
          </table:table-cell>
          <table:table-cell office:value-type="float" office:value="0.0690621193666">
            <text:p>0.06906211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.9695571956">
            <text:p>41.9695571956</text:p>
          </table:table-cell>
          <table:table-cell office:value-type="float" office:value="40.44">
            <text:p>40.44</text:p>
          </table:table-cell>
          <table:table-cell office:value-type="float" office:value="77.6365187713">
            <text:p>77.6365187713</text:p>
          </table:table-cell>
          <table:table-cell office:value-type="float" office:value="20.5">
            <text:p>20.5</text:p>
          </table:table-cell>
          <table:table-cell office:value-type="float" office:value="45495">
            <text:p>45495</text:p>
          </table:table-cell>
        </table:table-row>
        <table:table-row table:style-name="ro2">
          <table:table-cell office:value-type="string">
            <text:p>Laek-Benz22.xml</text:p>
          </table:table-cell>
          <table:table-cell table:number-columns-repeated="2" office:value-type="float" office:value="11.7777777778">
            <text:p>11.7777777778</text:p>
          </table:table-cell>
          <table:table-cell office:value-type="float" office:value="0.380952380952">
            <text:p>0.3809523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1.9677419355">
            <text:p>11.9677419355</text:p>
          </table:table-cell>
          <table:table-cell office:value-type="float" office:value="12.1639344262">
            <text:p>12.1639344262</text:p>
          </table:table-cell>
          <table:table-cell office:value-type="float" office:value="21">
            <text:p>21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string">
            <text:p>Jart.xml</text:p>
          </table:table-cell>
          <table:table-cell office:value-type="float" office:value="27.8669238187">
            <text:p>27.8669238187</text:p>
          </table:table-cell>
          <table:table-cell office:value-type="float" office:value="27.6325358852">
            <text:p>27.6325358852</text:p>
          </table:table-cell>
          <table:table-cell office:value-type="float" office:value="0.463157894737">
            <text:p>0.46315789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.655957162">
            <text:p>38.655957162</text:p>
          </table:table-cell>
          <table:table-cell office:value-type="float" office:value="16.425483504">
            <text:p>16.425483504</text:p>
          </table:table-cell>
          <table:table-cell office:value-type="float" office:value="73.6632653061">
            <text:p>73.6632653061</text:p>
          </table:table-cell>
          <table:table-cell office:value-type="float" office:value="20">
            <text:p>20</text:p>
          </table:table-cell>
          <table:table-cell office:value-type="float" office:value="28876">
            <text:p>28876</text:p>
          </table:table-cell>
        </table:table-row>
        <table:table-row table:style-name="ro2">
          <table:table-cell office:value-type="string">
            <text:p>Otilia.xml</text:p>
          </table:table-cell>
          <table:table-cell table:number-columns-repeated="2" office:value-type="float" office:value="170.8">
            <text:p>170.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0.166666666667">
            <text:p>0.1666666667</text:p>
          </table:table-cell>
          <table:table-cell office:value-type="float" office:value="34.16">
            <text:p>34.16</text:p>
          </table:table-cell>
          <table:table-cell office:value-type="float" office:value="32.8461538462">
            <text:p>32.8461538462</text:p>
          </table:table-cell>
          <table:table-cell office:value-type="float" office:value="142.333333333">
            <text:p>142.333333333</text:p>
          </table:table-cell>
          <table:table-cell office:value-type="float" office:value="169.625">
            <text:p>169.625</text:p>
          </table:table-cell>
          <table:table-cell office:value-type="float" office:value="852">
            <text:p>852</text:p>
          </table:table-cell>
        </table:table-row>
        <table:table-row table:style-name="ro2">
          <table:table-cell office:value-type="string">
            <text:p>EmAnna.xml</text:p>
          </table:table-cell>
          <table:table-cell table:number-columns-repeated="2" office:value-type="float" office:value="213.509090909">
            <text:p>213.509090909</text:p>
          </table:table-cell>
          <table:table-cell office:value-type="float" office:value="0.890909090909">
            <text:p>0.890909090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.9089595376">
            <text:p>50.9089595376</text:p>
          </table:table-cell>
          <table:table-cell office:value-type="float" office:value="42.3425480769">
            <text:p>42.3425480769</text:p>
          </table:table-cell>
          <table:table-cell office:value-type="float" office:value="214.81097561">
            <text:p>214.81097561</text:p>
          </table:table-cell>
          <table:table-cell office:value-type="float" office:value="17.5">
            <text:p>17.5</text:p>
          </table:table-cell>
          <table:table-cell office:value-type="float" office:value="35229">
            <text:p>35229</text:p>
          </table:table-cell>
        </table:table-row>
        <table:table-row table:style-name="ro2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0.0982658959538">
            <text:p>0.098265896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408">
            <text:p>408</text:p>
          </table:table-cell>
          <table:table-cell office:value-type="float" office:value="209.628571429">
            <text:p>209.628571429</text:p>
          </table:table-cell>
          <table:table-cell office:value-type="float" office:value="1224">
            <text:p>1224</text:p>
          </table:table-cell>
        </table:table-row>
        <table:table-row table:style-name="ro2">
          <table:table-cell office:value-type="string">
            <text:p>Petri.xml</text:p>
          </table:table-cell>
          <table:table-cell office:value-type="float" office:value="295.407103825">
            <text:p>295.407103825</text:p>
          </table:table-cell>
          <table:table-cell office:value-type="float" office:value="269.623441397">
            <text:p>269.623441397</text:p>
          </table:table-cell>
          <table:table-cell office:value-type="float" office:value="0.885286783042">
            <text:p>0.885286783</text:p>
          </table:table-cell>
          <table:table-cell office:value-type="float" office:value="7.08571428571">
            <text:p>7.0857142857</text:p>
          </table:table-cell>
          <table:table-cell office:value-type="float" office:value="0.4">
            <text:p>0.4</text:p>
          </table:table-cell>
          <table:table-cell office:value-type="float" office:value="24.6004550626">
            <text:p>24.6004550626</text:p>
          </table:table-cell>
          <table:table-cell office:value-type="float" office:value="8.22322786736">
            <text:p>8.2232278674</text:p>
          </table:table-cell>
          <table:table-cell office:value-type="float" office:value="396.04029304">
            <text:p>396.04029304</text:p>
          </table:table-cell>
          <table:table-cell office:value-type="float" office:value="33.8536585366">
            <text:p>33.8536585366</text:p>
          </table:table-cell>
          <table:table-cell office:value-type="float" office:value="108119">
            <text:p>108119</text:p>
          </table:table-cell>
        </table:table-row>
        <table:table-row table:style-name="ro2">
          <table:table-cell office:value-type="string">
            <text:p>PetriB.xml</text:p>
          </table:table-cell>
          <table:table-cell office:value-type="float" office:value="346.838095238">
            <text:p>346.838095238</text:p>
          </table:table-cell>
          <table:table-cell office:value-type="float" office:value="296.081300813">
            <text:p>296.081300813</text:p>
          </table:table-cell>
          <table:table-cell office:value-type="float" office:value="0.967479674797">
            <text:p>0.9674796748</text:p>
          </table:table-cell>
          <table:table-cell office:value-type="float" office:value="7.08571428571">
            <text:p>7.0857142857</text:p>
          </table:table-cell>
          <table:table-cell office:value-type="float" office:value="0.4">
            <text:p>0.4</text:p>
          </table:table-cell>
          <table:table-cell office:value-type="float" office:value="22.4663787785">
            <text:p>22.4663787785</text:p>
          </table:table-cell>
          <table:table-cell office:value-type="float" office:value="7.1731337404">
            <text:p>7.1731337404</text:p>
          </table:table-cell>
          <table:table-cell office:value-type="float" office:value="428.447058824">
            <text:p>428.447058824</text:p>
          </table:table-cell>
          <table:table-cell office:value-type="float" office:value="33.8536585366">
            <text:p>33.8536585366</text:p>
          </table:table-cell>
          <table:table-cell office:value-type="float" office:value="36418">
            <text:p>36418</text:p>
          </table:table-cell>
        </table:table-row>
        <table:table-row table:style-name="ro2">
          <table:table-cell office:value-type="string">
            <text:p>Joleida.xml</text:p>
          </table:table-cell>
          <table:table-cell table:number-columns-repeated="2" office:value-type="float" office:value="281.333333333">
            <text:p>281.333333333</text:p>
          </table:table-cell>
          <table:table-cell office:value-type="float" office:value="0.666666666667">
            <text:p>0.6666666667</text:p>
          </table:table-cell>
          <table:table-cell office:value-type="float" office:value="7.28947368421">
            <text:p>7.2894736842</text:p>
          </table:table-cell>
          <table:table-cell office:value-type="float" office:value="0.149122807018">
            <text:p>0.149122807</text:p>
          </table:table-cell>
          <table:table-cell table:number-columns-repeated="2" office:value-type="float" office:value="38.3636363636">
            <text:p>38.3636363636</text:p>
          </table:table-cell>
          <table:table-cell office:value-type="float" office:value="281.333333333">
            <text:p>281.333333333</text:p>
          </table:table-cell>
          <table:table-cell office:value-type="float" office:value="248.952380952">
            <text:p>248.952380952</text:p>
          </table:table-cell>
          <table:table-cell office:value-type="float" office:value="842">
            <text:p>842</text:p>
          </table:table-cell>
        </table:table-row>
        <table:table-row table:style-name="ro2">
          <table:table-cell office:value-type="string">
            <text:p>SK.xml</text:p>
          </table:table-cell>
          <table:table-cell table:number-columns-repeated="2" office:value-type="float" office:value="616.317073171">
            <text:p>616.317073171</text:p>
          </table:table-cell>
          <table:table-cell office:value-type="float" office:value="0.951219512195">
            <text:p>0.9512195122</text:p>
          </table:table-cell>
          <table:table-cell office:value-type="float" office:value="7.3">
            <text:p>7.3</text:p>
          </table:table-cell>
          <table:table-cell office:value-type="float" office:value="0.3">
            <text:p>0.3</text:p>
          </table:table-cell>
          <table:table-cell office:value-type="float" office:value="30.5550181378">
            <text:p>30.5550181378</text:p>
          </table:table-cell>
          <table:table-cell office:value-type="float" office:value="25.269">
            <text:p>25.269</text:p>
          </table:table-cell>
          <table:table-cell office:value-type="float" office:value="631.725">
            <text:p>631.725</text:p>
          </table:table-cell>
          <table:table-cell office:value-type="float" office:value="112">
            <text:p>112</text:p>
          </table:table-cell>
          <table:table-cell office:value-type="float" office:value="25269">
            <text:p>25269</text:p>
          </table:table-cell>
        </table:table-row>
        <table:table-row table:style-name="ro2">
          <table:table-cell office:value-type="string">
            <text:p>Ansgar.xml</text:p>
          </table:table-cell>
          <table:table-cell table:number-columns-repeated="2" office:value-type="float" office:value="183.467741935">
            <text:p>183.467741935</text:p>
          </table:table-cell>
          <table:table-cell office:value-type="float" office:value="0.483870967742">
            <text:p>0.4838709677</text:p>
          </table:table-cell>
          <table:table-cell office:value-type="float" office:value="7.4">
            <text:p>7.4</text:p>
          </table:table-cell>
          <table:table-cell office:value-type="float" office:value="0.4">
            <text:p>0.4</text:p>
          </table:table-cell>
          <table:table-cell office:value-type="float" office:value="46.8106995885">
            <text:p>46.8106995885</text:p>
          </table:table-cell>
          <table:table-cell office:value-type="float" office:value="15.4551630435">
            <text:p>15.4551630435</text:p>
          </table:table-cell>
          <table:table-cell office:value-type="float" office:value="244.623655914">
            <text:p>244.623655914</text:p>
          </table:table-cell>
          <table:table-cell office:value-type="float" office:value="66.6666666667">
            <text:p>66.6666666667</text:p>
          </table:table-cell>
          <table:table-cell office:value-type="float" office:value="22748">
            <text:p>22748</text:p>
          </table:table-cell>
        </table:table-row>
        <table:table-row table:style-name="ro2">
          <table:table-cell office:value-type="string">
            <text:p>Macarius.xml</text:p>
          </table:table-cell>
          <table:table-cell table:number-columns-repeated="2" office:value-type="float" office:value="891.285714286">
            <text:p>891.285714286</text:p>
          </table:table-cell>
          <table:table-cell office:value-type="float" office:value="0.571428571429">
            <text:p>0.5714285714</text:p>
          </table:table-cell>
          <table:table-cell office:value-type="float" office:value="7.42105263158">
            <text:p>7.4210526316</text:p>
          </table:table-cell>
          <table:table-cell office:value-type="float" office:value="0.122807017544">
            <text:p>0.1228070175</text:p>
          </table:table-cell>
          <table:table-cell office:value-type="float" office:value="42.7328767123">
            <text:p>42.7328767123</text:p>
          </table:table-cell>
          <table:table-cell office:value-type="float" office:value="38.0426829268">
            <text:p>38.0426829268</text:p>
          </table:table-cell>
          <table:table-cell office:value-type="float" office:value="891.285714286">
            <text:p>891.285714286</text:p>
          </table:table-cell>
          <table:table-cell office:value-type="float" office:value="272">
            <text:p>272</text:p>
          </table:table-cell>
          <table:table-cell office:value-type="float" office:value="6237">
            <text:p>6237</text:p>
          </table:table-cell>
        </table:table-row>
        <table:table-row table:style-name="ro2">
          <table:table-cell office:value-type="string">
            <text:p>Servacius.xml</text:p>
          </table:table-cell>
          <table:table-cell office:value-type="float" office:value="364">
            <text:p>364</text:p>
          </table:table-cell>
          <table:table-cell office:value-type="float" office:value="381.238095238">
            <text:p>381.238095238</text:p>
          </table:table-cell>
          <table:table-cell office:value-type="float" office:value="0.952380952381">
            <text:p>0.9523809524</text:p>
          </table:table-cell>
          <table:table-cell office:value-type="float" office:value="7.5641025641">
            <text:p>7.5641025641</text:p>
          </table:table-cell>
          <table:table-cell office:value-type="float" office:value="0.128205128205">
            <text:p>0.1282051282</text:p>
          </table:table-cell>
          <table:table-cell office:value-type="float" office:value="72.7818181818">
            <text:p>72.7818181818</text:p>
          </table:table-cell>
          <table:table-cell office:value-type="float" office:value="57.1857142857">
            <text:p>57.1857142857</text:p>
          </table:table-cell>
          <table:table-cell office:value-type="float" office:value="381.238095238">
            <text:p>381.238095238</text:p>
          </table:table-cell>
          <table:table-cell office:value-type="float" office:value="238.142857143">
            <text:p>238.142857143</text:p>
          </table:table-cell>
          <table:table-cell office:value-type="float" office:value="8004">
            <text:p>8004</text:p>
          </table:table-cell>
        </table:table-row>
        <table:table-row table:style-name="ro2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office:value-type="float" office:value="4182">
            <text:p>4182</text:p>
          </table:table-cell>
          <table:table-cell office:value-type="float" office:value="195.907563025">
            <text:p>195.907563025</text:p>
          </table:table-cell>
          <table:table-cell office:value-type="float" office:value="4182">
            <text:p>4182</text:p>
          </table:table-cell>
        </table:table-row>
        <table:table-row table:style-name="ro2">
          <table:table-cell office:value-type="string">
            <text:p>Rakel.xml</text:p>
          </table:table-cell>
          <table:table-cell table:number-columns-repeated="2" office:value-type="float" office:value="367.333333333">
            <text:p>367.333333333</text:p>
          </table:table-cell>
          <table:table-cell office:value-type="float" office:value="0.833333333333">
            <text:p>0.8333333333</text:p>
          </table:table-cell>
          <table:table-cell office:value-type="float" office:value="7.86666666667">
            <text:p>7.8666666667</text:p>
          </table:table-cell>
          <table:table-cell office:value-type="float" office:value="0.0666666666667">
            <text:p>0.0666666667</text:p>
          </table:table-cell>
          <table:table-cell office:value-type="float" office:value="50.0909090909">
            <text:p>50.0909090909</text:p>
          </table:table-cell>
          <table:table-cell office:value-type="float" office:value="43.2156862745">
            <text:p>43.2156862745</text:p>
          </table:table-cell>
          <table:table-cell office:value-type="float" office:value="367.333333333">
            <text:p>367.333333333</text:p>
          </table:table-cell>
          <table:table-cell office:value-type="float" office:value="238.444444444">
            <text:p>238.444444444</text:p>
          </table:table-cell>
          <table:table-cell office:value-type="float" office:value="2202">
            <text:p>2202</text:p>
          </table:table-cell>
        </table:table-row>
        <table:table-row table:style-name="ro2">
          <table:table-cell office:value-type="string">
            <text:p>Sjusov.xml</text:p>
          </table:table-cell>
          <table:table-cell table:number-columns-repeated="2" office:value-type="float" office:value="463.75">
            <text:p>463.75</text:p>
          </table:table-cell>
          <table:table-cell office:value-type="float" office:value="0.75">
            <text:p>0.75</text:p>
          </table:table-cell>
          <table:table-cell office:value-type="float" office:value="7.92511013216">
            <text:p>7.9251101322</text:p>
          </table:table-cell>
          <table:table-cell office:value-type="float" office:value="0.211453744493">
            <text:p>0.2114537445</text:p>
          </table:table-cell>
          <table:table-cell office:value-type="float" office:value="35">
            <text:p>35</text:p>
          </table:table-cell>
          <table:table-cell office:value-type="float" office:value="31.4406779661">
            <text:p>31.4406779661</text:p>
          </table:table-cell>
          <table:table-cell office:value-type="float" office:value="463.75">
            <text:p>463.75</text:p>
          </table:table-cell>
          <table:table-cell office:value-type="float" office:value="189.622641509">
            <text:p>189.622641509</text:p>
          </table:table-cell>
          <table:table-cell office:value-type="float" office:value="1855">
            <text:p>1855</text:p>
          </table:table-cell>
        </table:table-row>
        <table:table-row table:style-name="ro2">
          <table:table-cell office:value-type="string">
            <text:p>ElisBra.xml</text:p>
          </table:table-cell>
          <table:table-cell table:number-columns-repeated="2" office:value-type="float" office:value="185.666666667">
            <text:p>185.666666667</text:p>
          </table:table-cell>
          <table:table-cell office:value-type="float" office:value="0.333333333333">
            <text:p>0.3333333333</text:p>
          </table:table-cell>
          <table:table-cell office:value-type="float" office:value="7.92753623188">
            <text:p>7.9275362319</text:p>
          </table:table-cell>
          <table:table-cell office:value-type="float" office:value="0.144927536232">
            <text:p>0.1449275362</text:p>
          </table:table-cell>
          <table:table-cell office:value-type="float" office:value="39.7857142857">
            <text:p>39.7857142857</text:p>
          </table:table-cell>
          <table:table-cell office:value-type="float" office:value="37.1333333333">
            <text:p>37.1333333333</text:p>
          </table:table-cell>
          <table:table-cell office:value-type="float" office:value="185.666666667">
            <text:p>185.666666667</text:p>
          </table:table-cell>
          <table:table-cell office:value-type="float" office:value="234">
            <text:p>234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string">
            <text:p>BartMod.xml</text:p>
          </table:table-cell>
          <table:table-cell table:number-columns-repeated="2" office:value-type="float" office:value="400.333333333">
            <text:p>400.333333333</text:p>
          </table:table-cell>
          <table:table-cell office:value-type="float" office:value="0.666666666667">
            <text:p>0.6666666667</text:p>
          </table:table-cell>
          <table:table-cell office:value-type="float" office:value="7.99315068493">
            <text:p>7.9931506849</text:p>
          </table:table-cell>
          <table:table-cell office:value-type="float" office:value="0.198630136986">
            <text:p>0.198630137</text:p>
          </table:table-cell>
          <table:table-cell office:value-type="float" office:value="41.4137931034">
            <text:p>41.4137931034</text:p>
          </table:table-cell>
          <table:table-cell office:value-type="float" office:value="27.2954545455">
            <text:p>27.2954545455</text:p>
          </table:table-cell>
          <table:table-cell office:value-type="float" office:value="400.333333333">
            <text:p>400.333333333</text:p>
          </table:table-cell>
          <table:table-cell office:value-type="float" office:value="188.918918919">
            <text:p>188.918918919</text:p>
          </table:table-cell>
          <table:table-cell office:value-type="float" office:value="1201">
            <text:p>1201</text:p>
          </table:table-cell>
        </table:table-row>
        <table:table-row table:style-name="ro2">
          <table:table-cell office:value-type="string">
            <text:p>Ordsprak.xml</text:p>
          </table:table-cell>
          <table:table-cell office:value-type="float" office:value="8.70257826888">
            <text:p>8.7025782689</text:p>
          </table:table-cell>
          <table:table-cell office:value-type="float" office:value="8.68658088235">
            <text:p>8.68658088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.70257826888">
            <text:p>8.7025782689</text:p>
          </table:table-cell>
          <table:table-cell office:value-type="float" office:value="8.38598047915">
            <text:p>8.3859804792</text:p>
          </table:table-cell>
          <table:table-cell office:value-type="float" office:value="4.35329341317">
            <text:p>4.3532934132</text:p>
          </table:table-cell>
          <table:table-cell office:value-type="float" office:value="20.5">
            <text:p>20.5</text:p>
          </table:table-cell>
          <table:table-cell office:value-type="float" office:value="9451">
            <text:p>9451</text:p>
          </table:table-cell>
        </table:table-row>
        <table:table-row table:style-name="ro2">
          <table:table-cell office:value-type="string">
            <text:p>Stalham.xml</text:p>
          </table:table-cell>
          <table:table-cell office:value-type="float" office:value="15.17867818">
            <text:p>15.17867818</text:p>
          </table:table-cell>
          <table:table-cell office:value-type="float" office:value="13.4183793306">
            <text:p>13.4183793306</text:p>
          </table:table-cell>
          <table:table-cell office:value-type="float" office:value="0.718438050499">
            <text:p>0.71843805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.9086990596">
            <text:p>17.9086990596</text:p>
          </table:table-cell>
          <table:table-cell office:value-type="float" office:value="7.79116945107">
            <text:p>7.7911694511</text:p>
          </table:table-cell>
          <table:table-cell office:value-type="float" office:value="86.2320754717">
            <text:p>86.2320754717</text:p>
          </table:table-cell>
          <table:table-cell office:value-type="float" office:value="11.6666666667">
            <text:p>11.6666666667</text:p>
          </table:table-cell>
          <table:table-cell office:value-type="float" office:value="45703">
            <text:p>45703</text:p>
          </table:table-cell>
        </table:table-row>
        <table:table-row table:style-name="ro2">
          <table:table-cell office:value-type="string">
            <text:p>KrL-Andr.xml</text:p>
          </table:table-cell>
          <table:table-cell office:value-type="float" office:value="29.4567307692">
            <text:p>29.4567307692</text:p>
          </table:table-cell>
          <table:table-cell office:value-type="float" office:value="24.2173913043">
            <text:p>24.2173913043</text:p>
          </table:table-cell>
          <table:table-cell office:value-type="float" office:value="0.446640316206">
            <text:p>0.446640316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7.1307692308">
            <text:p>47.1307692308</text:p>
          </table:table-cell>
          <table:table-cell office:value-type="float" office:value="33.1189189189">
            <text:p>33.1189189189</text:p>
          </table:table-cell>
          <table:table-cell office:value-type="float" office:value="133.195652174">
            <text:p>133.195652174</text:p>
          </table:table-cell>
          <table:table-cell office:value-type="float" office:value="86.75">
            <text:p>86.75</text:p>
          </table:table-cell>
          <table:table-cell office:value-type="float" office:value="6127">
            <text:p>6127</text:p>
          </table:table-cell>
        </table:table-row>
        <table:table-row table:style-name="ro2">
          <table:table-cell office:value-type="string">
            <text:p>MariaOe.xml</text:p>
          </table:table-cell>
          <table:table-cell table:number-columns-repeated="2" office:value-type="float" office:value="1391.71428571">
            <text:p>1391.71428571</text:p>
          </table:table-cell>
          <table:table-cell office:value-type="float" office:value="0.714285714286">
            <text:p>0.7142857143</text:p>
          </table:table-cell>
          <table:table-cell office:value-type="float" office:value="8.078125">
            <text:p>8.078125</text:p>
          </table:table-cell>
          <table:table-cell office:value-type="float" office:value="0.171875">
            <text:p>0.171875</text:p>
          </table:table-cell>
          <table:table-cell office:value-type="float" office:value="55.9885057471">
            <text:p>55.9885057471</text:p>
          </table:table-cell>
          <table:table-cell office:value-type="float" office:value="48.2277227723">
            <text:p>48.2277227723</text:p>
          </table:table-cell>
          <table:table-cell office:value-type="float" office:value="974.2">
            <text:p>974.2</text:p>
          </table:table-cell>
          <table:table-cell office:value-type="float" office:value="196.5">
            <text:p>196.5</text:p>
          </table:table-cell>
          <table:table-cell office:value-type="float" office:value="9740">
            <text:p>9740</text:p>
          </table:table-cell>
        </table:table-row>
        <table:table-row table:style-name="ro2">
          <table:table-cell office:value-type="string">
            <text:p>Jakelina.xml</text:p>
          </table:table-cell>
          <table:table-cell table:number-columns-repeated="2" office:value-type="float" office:value="261.333333333">
            <text:p>261.333333333</text:p>
          </table:table-cell>
          <table:table-cell office:value-type="float" office:value="0.666666666667">
            <text:p>0.6666666667</text:p>
          </table:table-cell>
          <table:table-cell office:value-type="float" office:value="8.10638297872">
            <text:p>8.1063829787</text:p>
          </table:table-cell>
          <table:table-cell office:value-type="float" office:value="0.159574468085">
            <text:p>0.1595744681</text:p>
          </table:table-cell>
          <table:table-cell office:value-type="float" office:value="41.2631578947">
            <text:p>41.2631578947</text:p>
          </table:table-cell>
          <table:table-cell office:value-type="float" office:value="35.6363636364">
            <text:p>35.6363636364</text:p>
          </table:table-cell>
          <table:table-cell office:value-type="float" office:value="261.333333333">
            <text:p>261.333333333</text:p>
          </table:table-cell>
          <table:table-cell office:value-type="float" office:value="211.142857143">
            <text:p>211.14285714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GregStyl.xml</text:p>
          </table:table-cell>
          <table:table-cell table:number-columns-repeated="2" office:value-type="float" office:value="485.636363636">
            <text:p>485.636363636</text:p>
          </table:table-cell>
          <table:table-cell office:value-type="float" office:value="0.545454545455">
            <text:p>0.5454545455</text:p>
          </table:table-cell>
          <table:table-cell office:value-type="float" office:value="8.12195121951">
            <text:p>8.1219512195</text:p>
          </table:table-cell>
          <table:table-cell office:value-type="float" office:value="0.19512195122">
            <text:p>0.1951219512</text:p>
          </table:table-cell>
          <table:table-cell office:value-type="float" office:value="56.829787234">
            <text:p>56.829787234</text:p>
          </table:table-cell>
          <table:table-cell office:value-type="float" office:value="49.462962963">
            <text:p>49.462962963</text:p>
          </table:table-cell>
          <table:table-cell office:value-type="float" office:value="485.636363636">
            <text:p>485.636363636</text:p>
          </table:table-cell>
          <table:table-cell office:value-type="float" office:value="134.769230769">
            <text:p>134.769230769</text:p>
          </table:table-cell>
          <table:table-cell office:value-type="float" office:value="5342">
            <text:p>5342</text:p>
          </table:table-cell>
        </table:table-row>
        <table:table-row table:style-name="ro2">
          <table:table-cell office:value-type="string">
            <text:p>Fara.xml</text:p>
          </table:table-cell>
          <table:table-cell table:number-columns-repeated="2" office:value-type="float" office:value="343.333333333">
            <text:p>343.333333333</text:p>
          </table:table-cell>
          <table:table-cell office:value-type="float" office:value="0.666666666667">
            <text:p>0.6666666667</text:p>
          </table:table-cell>
          <table:table-cell office:value-type="float" office:value="8.16326530612">
            <text:p>8.1632653061</text:p>
          </table:table-cell>
          <table:table-cell office:value-type="float" office:value="0.142857142857">
            <text:p>0.1428571429</text:p>
          </table:table-cell>
          <table:table-cell office:value-type="float" office:value="54.2105263158">
            <text:p>54.2105263158</text:p>
          </table:table-cell>
          <table:table-cell office:value-type="float" office:value="41.2">
            <text:p>41.2</text:p>
          </table:table-cell>
          <table:table-cell office:value-type="float" office:value="257.5">
            <text:p>257.5</text:p>
          </table:table-cell>
          <table:table-cell office:value-type="float" office:value="263.315789474">
            <text:p>263.315789474</text:p>
          </table:table-cell>
          <table:table-cell office:value-type="float" office:value="1028">
            <text:p>1028</text:p>
          </table:table-cell>
        </table:table-row>
        <table:table-row table:style-name="ro2">
          <table:table-cell office:value-type="string">
            <text:p>MEL.xml</text:p>
          </table:table-cell>
          <table:table-cell office:value-type="float" office:value="18.5032679739">
            <text:p>18.5032679739</text:p>
          </table:table-cell>
          <table:table-cell office:value-type="float" office:value="18.089456869">
            <text:p>18.089456869</text:p>
          </table:table-cell>
          <table:table-cell office:value-type="float" office:value="0.726038338658">
            <text:p>0.7260383387</text:p>
          </table:table-cell>
          <table:table-cell office:value-type="float" office:value="8.16666666667">
            <text:p>8.1666666667</text:p>
          </table:table-cell>
          <table:table-cell office:value-type="float" office:value="0.166666666667">
            <text:p>0.1666666667</text:p>
          </table:table-cell>
          <table:table-cell office:value-type="float" office:value="27.1558752998">
            <text:p>27.1558752998</text:p>
          </table:table-cell>
          <table:table-cell office:value-type="float" office:value="20.8737327189">
            <text:p>20.8737327189</text:p>
          </table:table-cell>
          <table:table-cell office:value-type="float" office:value="29.0358974359">
            <text:p>29.0358974359</text:p>
          </table:table-cell>
          <table:table-cell office:value-type="float" office:value="138">
            <text:p>138</text:p>
          </table:table-cell>
          <table:table-cell office:value-type="float" office:value="45296">
            <text:p>45296</text:p>
          </table:table-cell>
        </table:table-row>
        <table:table-row table:style-name="ro2">
          <table:table-cell office:value-type="string">
            <text:p>Stefan.xml</text:p>
          </table:table-cell>
          <table:table-cell table:number-columns-repeated="2" office:value-type="float" office:value="333.666666667">
            <text:p>333.666666667</text:p>
          </table:table-cell>
          <table:table-cell office:value-type="float" office:value="0.666666666667">
            <text:p>0.6666666667</text:p>
          </table:table-cell>
          <table:table-cell office:value-type="float" office:value="8.23275862069">
            <text:p>8.2327586207</text:p>
          </table:table-cell>
          <table:table-cell office:value-type="float" office:value="0.172413793103">
            <text:p>0.1724137931</text:p>
          </table:table-cell>
          <table:table-cell office:value-type="float" office:value="43.5217391304">
            <text:p>43.5217391304</text:p>
          </table:table-cell>
          <table:table-cell office:value-type="float" office:value="29.4411764706">
            <text:p>29.4411764706</text:p>
          </table:table-cell>
          <table:table-cell office:value-type="float" office:value="500.5">
            <text:p>500.5</text:p>
          </table:table-cell>
          <table:table-cell office:value-type="float" office:value="194.75">
            <text:p>194.75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Swart.xml</text:p>
          </table:table-cell>
          <table:table-cell office:value-type="float" office:value="25.0915254237">
            <text:p>25.0915254237</text:p>
          </table:table-cell>
          <table:table-cell office:value-type="float" office:value="24.2245088868">
            <text:p>24.2245088868</text:p>
          </table:table-cell>
          <table:table-cell office:value-type="float" office:value="0.99812909261">
            <text:p>0.9981290926</text:p>
          </table:table-cell>
          <table:table-cell office:value-type="float" office:value="8.3">
            <text:p>8.3</text:p>
          </table:table-cell>
          <table:table-cell office:value-type="float" office:value="0.3">
            <text:p>0.3</text:p>
          </table:table-cell>
          <table:table-cell office:value-type="float" office:value="22.8662251656">
            <text:p>22.8662251656</text:p>
          </table:table-cell>
          <table:table-cell office:value-type="float" office:value="6.97629310345">
            <text:p>6.9762931035</text:p>
          </table:table-cell>
          <table:table-cell office:value-type="float" office:value="195.441509434">
            <text:p>195.441509434</text:p>
          </table:table-cell>
          <table:table-cell office:value-type="float" office:value="45.4166666667">
            <text:p>45.4166666667</text:p>
          </table:table-cell>
          <table:table-cell office:value-type="float" office:value="51791">
            <text:p>51791</text:p>
          </table:table-cell>
        </table:table-row>
        <table:table-row table:style-name="ro2">
          <table:table-cell office:value-type="string">
            <text:p>Bo63.xml</text:p>
          </table:table-cell>
          <table:table-cell table:number-columns-repeated="2" office:value-type="float" office:value="168">
            <text:p>168</text:p>
          </table:table-cell>
          <table:table-cell office:value-type="float" office:value="0.6">
            <text:p>0.6</text:p>
          </table:table-cell>
          <table:table-cell office:value-type="float" office:value="8.33333333333">
            <text:p>8.3333333333</text:p>
          </table:table-cell>
          <table:table-cell office:value-type="float" office:value="0.25">
            <text:p>0.2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136.25">
            <text:p>136.25</text:p>
          </table:table-cell>
          <table:table-cell office:value-type="float" office:value="838">
            <text:p>838</text:p>
          </table:table-cell>
        </table:table-row>
        <table:table-row table:style-name="ro2">
          <table:table-cell office:value-type="string">
            <text:p>Exodus16.xml</text:p>
          </table:table-cell>
          <table:table-cell table:number-columns-repeated="2" office:value-type="float" office:value="89.3333333333">
            <text:p>89.3333333333</text:p>
          </table:table-cell>
          <table:table-cell office:value-type="float" office:value="0.666666666667">
            <text:p>0.6666666667</text:p>
          </table:table-cell>
          <table:table-cell office:value-type="float" office:value="8.5">
            <text:p>8.5</text:p>
          </table:table-cell>
          <table:table-cell office:value-type="float" office:value="0.3">
            <text:p>0.3</text:p>
          </table:table-cell>
          <table:table-cell office:value-type="float" office:value="24.3636363636">
            <text:p>24.3636363636</text:p>
          </table:table-cell>
          <table:table-cell office:value-type="float" office:value="20.6153846154">
            <text:p>20.6153846154</text:p>
          </table:table-cell>
          <table:table-cell office:value-type="float" office:value="89.3333333333">
            <text:p>89.3333333333</text:p>
          </table:table-cell>
          <table:table-cell office:value-type="float" office:value="132.3">
            <text:p>132.3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string">
            <text:p>Tekla.xml</text:p>
          </table:table-cell>
          <table:table-cell table:number-columns-repeated="2" office:value-type="float" office:value="386">
            <text:p>386</text:p>
          </table:table-cell>
          <table:table-cell office:value-type="float" office:value="0.5">
            <text:p>0.5</text:p>
          </table:table-cell>
          <table:table-cell office:value-type="float" office:value="8.50561797753">
            <text:p>8.5056179775</text:p>
          </table:table-cell>
          <table:table-cell office:value-type="float" office:value="0.14606741573">
            <text:p>0.1460674157</text:p>
          </table:table-cell>
          <table:table-cell office:value-type="float" office:value="59.3846153846">
            <text:p>59.3846153846</text:p>
          </table:table-cell>
          <table:table-cell office:value-type="float" office:value="40.6315789474">
            <text:p>40.6315789474</text:p>
          </table:table-cell>
          <table:table-cell office:value-type="float" office:value="386">
            <text:p>386</text:p>
          </table:table-cell>
          <table:table-cell office:value-type="float" office:value="251.777777778">
            <text:p>251.777777778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PetriA.xml</text:p>
          </table:table-cell>
          <table:table-cell office:value-type="float" office:value="273.717557252">
            <text:p>273.717557252</text:p>
          </table:table-cell>
          <table:table-cell office:value-type="float" office:value="257.039426523">
            <text:p>257.039426523</text:p>
          </table:table-cell>
          <table:table-cell office:value-type="float" office:value="0.849462365591">
            <text:p>0.8494623656</text:p>
          </table:table-cell>
          <table:table-cell office:value-type="float" office:value="8.625">
            <text:p>8.625</text:p>
          </table:table-cell>
          <table:table-cell office:value-type="float" office:value="0.325">
            <text:p>0.325</text:p>
          </table:table-cell>
          <table:table-cell office:value-type="float" office:value="25.8428828829">
            <text:p>25.8428828829</text:p>
          </table:table-cell>
          <table:table-cell office:value-type="float" office:value="8.88319088319">
            <text:p>8.8831908832</text:p>
          </table:table-cell>
          <table:table-cell office:value-type="float" office:value="379.439153439">
            <text:p>379.439153439</text:p>
          </table:table-cell>
          <table:table-cell office:value-type="float" office:value="42.3191489362">
            <text:p>42.3191489362</text:p>
          </table:table-cell>
          <table:table-cell office:value-type="float" office:value="71714">
            <text:p>71714</text:p>
          </table:table-cell>
        </table:table-row>
        <table:table-row table:style-name="ro2">
          <table:table-cell office:value-type="string">
            <text:p>Amalberga.xml</text:p>
          </table:table-cell>
          <table:table-cell table:number-columns-repeated="2" office:value-type="float" office:value="695.428571429">
            <text:p>695.428571429</text:p>
          </table:table-cell>
          <table:table-cell office:value-type="float" office:value="0.142857142857">
            <text:p>0.1428571429</text:p>
          </table:table-cell>
          <table:table-cell office:value-type="float" office:value="8.8829787234">
            <text:p>8.8829787234</text:p>
          </table:table-cell>
          <table:table-cell office:value-type="float" office:value="0.159574468085">
            <text:p>0.1595744681</text:p>
          </table:table-cell>
          <table:table-cell office:value-type="float" office:value="43.8603603604">
            <text:p>43.8603603604</text:p>
          </table:table-cell>
          <table:table-cell office:value-type="float" office:value="37.8832684825">
            <text:p>37.8832684825</text:p>
          </table:table-cell>
          <table:table-cell office:value-type="float" office:value="649.066666667">
            <text:p>649.066666667</text:p>
          </table:table-cell>
          <table:table-cell office:value-type="float" office:value="211.173913043">
            <text:p>211.173913043</text:p>
          </table:table-cell>
          <table:table-cell office:value-type="float" office:value="9734">
            <text:p>9734</text:p>
          </table:table-cell>
        </table:table-row>
        <table:table-row table:style-name="ro2">
          <table:table-cell office:value-type="string">
            <text:p>RegS.xml</text:p>
          </table:table-cell>
          <table:table-cell office:value-type="float" office:value="136.363636364">
            <text:p>136.363636364</text:p>
          </table:table-cell>
          <table:table-cell office:value-type="float" office:value="137.755102041">
            <text:p>137.755102041</text:p>
          </table:table-cell>
          <table:table-cell office:value-type="float" office:value="0.90306122449">
            <text:p>0.9030612245</text:p>
          </table:table-cell>
          <table:table-cell office:value-type="float" office:value="9.76056338028">
            <text:p>9.7605633803</text:p>
          </table:table-cell>
          <table:table-cell office:value-type="float" office:value="0.30985915493">
            <text:p>0.3098591549</text:p>
          </table:table-cell>
          <table:table-cell office:value-type="float" office:value="17.9880079947">
            <text:p>17.9880079947</text:p>
          </table:table-cell>
          <table:table-cell office:value-type="float" office:value="10.8259823577">
            <text:p>10.8259823577</text:p>
          </table:table-cell>
          <table:table-cell office:value-type="float" office:value="167.701863354">
            <text:p>167.701863354</text:p>
          </table:table-cell>
          <table:table-cell office:value-type="float" office:value="89.9761904762">
            <text:p>89.9761904762</text:p>
          </table:table-cell>
          <table:table-cell office:value-type="float" office:value="27000">
            <text:p>27000</text:p>
          </table:table-cell>
        </table:table-row>
        <table:table-row table:style-name="ro2">
          <table:table-cell office:value-type="string">
            <text:p>Argus.xml</text:p>
          </table:table-cell>
          <table:table-cell office:value-type="float" office:value="18.6506603691">
            <text:p>18.6506603691</text:p>
          </table:table-cell>
          <table:table-cell office:value-type="float" office:value="20.1889741404">
            <text:p>20.1889741404</text:p>
          </table:table-cell>
          <table:table-cell office:value-type="float" office:value="0.817656531212">
            <text:p>0.8176565312</text:p>
          </table:table-cell>
          <table:table-cell office:value-type="float" office:value="10">
            <text:p>10</text:p>
          </table:table-cell>
          <table:table-cell office:value-type="float" office:value="0.166666666667">
            <text:p>0.1666666667</text:p>
          </table:table-cell>
          <table:table-cell office:value-type="float" office:value="21.1653426018">
            <text:p>21.1653426018</text:p>
          </table:table-cell>
          <table:table-cell office:value-type="float" office:value="5.39432056896">
            <text:p>5.394320569</text:p>
          </table:table-cell>
          <table:table-cell office:value-type="float" office:value="80.0657400451">
            <text:p>80.0657400451</text:p>
          </table:table-cell>
          <table:table-cell office:value-type="float" office:value="37">
            <text:p>37</text:p>
          </table:table-cell>
          <table:table-cell office:value-type="float" office:value="213135">
            <text:p>213135</text:p>
          </table:table-cell>
        </table:table-row>
        <table:table-row table:style-name="ro2">
          <table:table-cell office:value-type="string">
            <text:p>Laek10.xml</text:p>
          </table:table-cell>
          <table:table-cell office:value-type="float" office:value="26.021978022">
            <text:p>26.021978022</text:p>
          </table:table-cell>
          <table:table-cell office:value-type="float" office:value="25.4623655914">
            <text:p>25.4623655914</text:p>
          </table:table-cell>
          <table:table-cell office:value-type="float" office:value="0.784946236559">
            <text:p>0.7849462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.9393939394">
            <text:p>17.9393939394</text:p>
          </table:table-cell>
          <table:table-cell office:value-type="float" office:value="11.7227722772">
            <text:p>11.7227722772</text:p>
          </table:table-cell>
          <table:table-cell office:value-type="float" office:value="27.8588235294">
            <text:p>27.8588235294</text:p>
          </table:table-cell>
          <table:table-cell office:value-type="float" office:value="21.3333333333">
            <text:p>21.3333333333</text:p>
          </table:table-cell>
          <table:table-cell office:value-type="float" office:value="2368">
            <text:p>2368</text:p>
          </table:table-cell>
        </table:table-row>
        <table:table-row table:style-name="ro2">
          <table:table-cell office:value-type="string">
            <text:p>Birg4-8.xml</text:p>
          </table:table-cell>
          <table:table-cell office:value-type="float" office:value="176.719864177">
            <text:p>176.719864177</text:p>
          </table:table-cell>
          <table:table-cell office:value-type="float" office:value="175.673417722">
            <text:p>175.673417722</text:p>
          </table:table-cell>
          <table:table-cell office:value-type="float" office:value="0.582278481013">
            <text:p>0.58227848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17.479119639">
            <text:p>117.479119639</text:p>
          </table:table-cell>
          <table:table-cell office:value-type="float" office:value="19.0164428611">
            <text:p>19.0164428611</text:p>
          </table:table-cell>
          <table:table-cell office:value-type="float" office:value="201.913676043">
            <text:p>201.913676043</text:p>
          </table:table-cell>
          <table:table-cell office:value-type="float" office:value="26">
            <text:p>26</text:p>
          </table:table-cell>
          <table:table-cell office:value-type="float" office:value="208172">
            <text:p>208172</text:p>
          </table:table-cell>
        </table:table-row>
        <table:table-row table:style-name="ro2">
          <table:table-cell office:value-type="string">
            <text:p>ChrPina.xml</text:p>
          </table:table-cell>
          <table:table-cell table:number-columns-repeated="2" office:value-type="float" office:value="388.476190476">
            <text:p>388.476190476</text:p>
          </table:table-cell>
          <table:table-cell office:value-type="float" office:value="0.571428571429">
            <text:p>0.5714285714</text:p>
          </table:table-cell>
          <table:table-cell office:value-type="float" office:value="10.0120481928">
            <text:p>10.0120481928</text:p>
          </table:table-cell>
          <table:table-cell office:value-type="float" office:value="0.361445783133">
            <text:p>0.3614457831</text:p>
          </table:table-cell>
          <table:table-cell office:value-type="float" office:value="24.0648967552">
            <text:p>24.0648967552</text:p>
          </table:table-cell>
          <table:table-cell office:value-type="float" office:value="21.0801033592">
            <text:p>21.0801033592</text:p>
          </table:table-cell>
          <table:table-cell office:value-type="float" office:value="291.357142857">
            <text:p>291.357142857</text:p>
          </table:table-cell>
          <table:table-cell office:value-type="float" office:value="126.378378378">
            <text:p>126.378378378</text:p>
          </table:table-cell>
          <table:table-cell office:value-type="float" office:value="8158">
            <text:p>8158</text:p>
          </table:table-cell>
        </table:table-row>
        <table:table-row table:style-name="ro2">
          <table:table-cell office:value-type="string">
            <text:p>StefP.xml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.5">
            <text:p>0.5</text:p>
          </table:table-cell>
          <table:table-cell office:value-type="float" office:value="10.2222222222">
            <text:p>10.2222222222</text:p>
          </table:table-cell>
          <table:table-cell office:value-type="float" office:value="0.222222222222">
            <text:p>0.2222222222</text:p>
          </table:table-cell>
          <table:table-cell office:value-type="float" office:value="36.6666666667">
            <text:p>36.6666666667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159.142857143">
            <text:p>159.142857143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KrL-Ny.xml</text:p>
          </table:table-cell>
          <table:table-cell office:value-type="float" office:value="33.858490566">
            <text:p>33.858490566</text:p>
          </table:table-cell>
          <table:table-cell office:value-type="float" office:value="28.9435483871">
            <text:p>28.9435483871</text:p>
          </table:table-cell>
          <table:table-cell office:value-type="float" office:value="0.41935483871">
            <text:p>0.4193548387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44.8625">
            <text:p>44.8625</text:p>
          </table:table-cell>
          <table:table-cell office:value-type="float" office:value="29.6611570248">
            <text:p>29.6611570248</text:p>
          </table:table-cell>
          <table:table-cell office:value-type="float" office:value="97">
            <text:p>97</text:p>
          </table:table-cell>
          <table:table-cell office:value-type="float" office:value="179.5">
            <text:p>179.5</text:p>
          </table:table-cell>
          <table:table-cell office:value-type="float" office:value="3589">
            <text:p>3589</text:p>
          </table:table-cell>
        </table:table-row>
        <table:table-row table:style-name="ro2">
          <table:table-cell office:value-type="string">
            <text:p>MESt.xml</text:p>
          </table:table-cell>
          <table:table-cell office:value-type="float" office:value="25.7817073171">
            <text:p>25.7817073171</text:p>
          </table:table-cell>
          <table:table-cell office:value-type="float" office:value="25.5326086957">
            <text:p>25.5326086957</text:p>
          </table:table-cell>
          <table:table-cell office:value-type="float" office:value="0.528985507246">
            <text:p>0.5289855072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46.1593886463">
            <text:p>46.1593886463</text:p>
          </table:table-cell>
          <table:table-cell office:value-type="float" office:value="34.2087378641">
            <text:p>34.2087378641</text:p>
          </table:table-cell>
          <table:table-cell office:value-type="float" office:value="134.656050955">
            <text:p>134.656050955</text:p>
          </table:table-cell>
          <table:table-cell office:value-type="float" office:value="191.166666667">
            <text:p>191.166666667</text:p>
          </table:table-cell>
          <table:table-cell office:value-type="float" office:value="21141">
            <text:p>21141</text:p>
          </table:table-cell>
        </table:table-row>
        <table:table-row table:style-name="ro2">
          <table:table-cell office:value-type="string">
            <text:p>Ruth.xml</text:p>
          </table:table-cell>
          <table:table-cell table:number-columns-repeated="2" office:value-type="float" office:value="48.4888888889">
            <text:p>48.4888888889</text:p>
          </table:table-cell>
          <table:table-cell office:value-type="float" office:value="0.311111111111">
            <text:p>0.3111111111</text:p>
          </table:table-cell>
          <table:table-cell office:value-type="float" office:value="10.3333333333">
            <text:p>10.3333333333</text:p>
          </table:table-cell>
          <table:table-cell office:value-type="float" office:value="0.666666666667">
            <text:p>0.6666666667</text:p>
          </table:table-cell>
          <table:table-cell office:value-type="float" office:value="77.9285714286">
            <text:p>77.9285714286</text:p>
          </table:table-cell>
          <table:table-cell office:value-type="float" office:value="14.3552631579">
            <text:p>14.3552631579</text:p>
          </table:table-cell>
          <table:table-cell office:value-type="float" office:value="218.2">
            <text:p>218.2</text:p>
          </table:table-cell>
          <table:table-cell office:value-type="float" office:value="19">
            <text:p>19</text:p>
          </table:table-cell>
          <table:table-cell office:value-type="float" office:value="2182">
            <text:p>2182</text:p>
          </table:table-cell>
        </table:table-row>
        <table:table-row table:style-name="ro2">
          <table:table-cell office:value-type="string">
            <text:p>Joakim.xml</text:p>
          </table:table-cell>
          <table:table-cell table:number-columns-repeated="2" office:value-type="float" office:value="338.2">
            <text:p>338.2</text:p>
          </table:table-cell>
          <table:table-cell office:value-type="float" office:value="0.8">
            <text:p>0.8</text:p>
          </table:table-cell>
          <table:table-cell office:value-type="float" office:value="10.46875">
            <text:p>10.46875</text:p>
          </table:table-cell>
          <table:table-cell office:value-type="float" office:value="0.03125">
            <text:p>0.03125</text:p>
          </table:table-cell>
          <table:table-cell office:value-type="float" office:value="80.5238095238">
            <text:p>80.5238095238</text:p>
          </table:table-cell>
          <table:table-cell office:value-type="float" office:value="21.6794871795">
            <text:p>21.6794871795</text:p>
          </table:table-cell>
          <table:table-cell office:value-type="float" office:value="338.2">
            <text:p>338.2</text:p>
          </table:table-cell>
          <table:table-cell office:value-type="float" office:value="108.166666667">
            <text:p>108.166666667</text:p>
          </table:table-cell>
          <table:table-cell office:value-type="float" office:value="1689">
            <text:p>1689</text:p>
          </table:table-cell>
        </table:table-row>
        <table:table-row table:style-name="ro2">
          <table:table-cell office:value-type="string">
            <text:p>Albinus.xml</text:p>
          </table:table-cell>
          <table:table-cell table:number-columns-repeated="2" office:value-type="float" office:value="187.888888889">
            <text:p>187.888888889</text:p>
          </table:table-cell>
          <table:table-cell office:value-type="float" office:value="0.111111111111">
            <text:p>0.1111111111</text:p>
          </table:table-cell>
          <table:table-cell office:value-type="float" office:value="10.5416666667">
            <text:p>10.5416666667</text:p>
          </table:table-cell>
          <table:table-cell office:value-type="float" office:value="0.166666666667">
            <text:p>0.1666666667</text:p>
          </table:table-cell>
          <table:table-cell office:value-type="float" office:value="46.9722222222">
            <text:p>46.9722222222</text:p>
          </table:table-cell>
          <table:table-cell office:value-type="float" office:value="43.358974359">
            <text:p>43.358974359</text:p>
          </table:table-cell>
          <table:table-cell office:value-type="float" office:value="187.888888889">
            <text:p>187.888888889</text:p>
          </table:table-cell>
          <table:table-cell office:value-type="float" office:value="260">
            <text:p>260</text:p>
          </table:table-cell>
          <table:table-cell office:value-type="float" office:value="1689">
            <text:p>1689</text:p>
          </table:table-cell>
        </table:table-row>
        <table:table-row table:style-name="ro2">
          <table:table-cell office:value-type="string">
            <text:p>Hiarne.xml</text:p>
          </table:table-cell>
          <table:table-cell office:value-type="float" office:value="24.6252723312">
            <text:p>24.6252723312</text:p>
          </table:table-cell>
          <table:table-cell office:value-type="float" office:value="26.9642004773">
            <text:p>26.9642004773</text:p>
          </table:table-cell>
          <table:table-cell office:value-type="float" office:value="0.885441527446">
            <text:p>0.8854415274</text:p>
          </table:table-cell>
          <table:table-cell office:value-type="float" office:value="10.6388888889">
            <text:p>10.6388888889</text:p>
          </table:table-cell>
          <table:table-cell office:value-type="float" office:value="0.0555555555556">
            <text:p>0.0555555556</text:p>
          </table:table-cell>
          <table:table-cell office:value-type="float" office:value="28.1044776119">
            <text:p>28.1044776119</text:p>
          </table:table-cell>
          <table:table-cell office:value-type="float" office:value="10.1600719424">
            <text:p>10.1600719424</text:p>
          </table:table-cell>
          <table:table-cell office:value-type="float" office:value="182.225806452">
            <text:p>182.225806452</text:p>
          </table:table-cell>
          <table:table-cell office:value-type="float" office:value="76">
            <text:p>76</text:p>
          </table:table-cell>
          <table:table-cell office:value-type="float" office:value="11297">
            <text:p>11297</text:p>
          </table:table-cell>
        </table:table-row>
        <table:table-row table:style-name="ro2">
          <table:table-cell office:value-type="string">
            <text:p>MP5.xml</text:p>
          </table:table-cell>
          <table:table-cell table:number-columns-repeated="2" office:value-type="float" office:value="210.98951049">
            <text:p>210.98951049</text:p>
          </table:table-cell>
          <table:table-cell office:value-type="float" office:value="0.84965034965">
            <text:p>0.84965034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6.4610271903">
            <text:p>36.4610271903</text:p>
          </table:table-cell>
          <table:table-cell office:value-type="float" office:value="27.2305956679">
            <text:p>27.2305956679</text:p>
          </table:table-cell>
          <table:table-cell office:value-type="float" office:value="215.510714286">
            <text:p>215.510714286</text:p>
          </table:table-cell>
          <table:table-cell office:value-type="float" office:value="17.5">
            <text:p>17.5</text:p>
          </table:table-cell>
          <table:table-cell office:value-type="float" office:value="60343">
            <text:p>60343</text:p>
          </table:table-cell>
        </table:table-row>
        <table:table-row table:style-name="ro2">
          <table:table-cell office:value-type="string">
            <text:p>MariaE.xml</text:p>
          </table:table-cell>
          <table:table-cell table:number-columns-repeated="2" office:value-type="float" office:value="455.428571429">
            <text:p>455.428571429</text:p>
          </table:table-cell>
          <table:table-cell office:value-type="float" office:value="0.857142857143">
            <text:p>0.8571428571</text:p>
          </table:table-cell>
          <table:table-cell office:value-type="float" office:value="11.3095238095">
            <text:p>11.3095238095</text:p>
          </table:table-cell>
          <table:table-cell office:value-type="float" office:value="0.142857142857">
            <text:p>0.1428571429</text:p>
          </table:table-cell>
          <table:table-cell office:value-type="float" office:value="62.5098039216">
            <text:p>62.5098039216</text:p>
          </table:table-cell>
          <table:table-cell office:value-type="float" office:value="17.9101123596">
            <text:p>17.9101123596</text:p>
          </table:table-cell>
          <table:table-cell office:value-type="float" office:value="455.428571429">
            <text:p>455.428571429</text:p>
          </table:table-cell>
          <table:table-cell office:value-type="float" office:value="98.5185185185">
            <text:p>98.5185185185</text:p>
          </table:table-cell>
          <table:table-cell office:value-type="float" office:value="3186">
            <text:p>3186</text:p>
          </table:table-cell>
        </table:table-row>
        <table:table-row table:style-name="ro2">
          <table:table-cell office:value-type="string">
            <text:p>KatEgMir.xml</text:p>
          </table:table-cell>
          <table:table-cell table:number-columns-repeated="2" office:value-type="float" office:value="59.1875">
            <text:p>59.1875</text:p>
          </table:table-cell>
          <table:table-cell office:value-type="float" office:value="0.1875">
            <text:p>0.1875</text:p>
          </table:table-cell>
          <table:table-cell office:value-type="float" office:value="12.2987012987">
            <text:p>12.2987012987</text:p>
          </table:table-cell>
          <table:table-cell office:value-type="float" office:value="0.0519480519481">
            <text:p>0.0519480519</text:p>
          </table:table-cell>
          <table:table-cell office:value-type="float" office:value="118.375">
            <text:p>118.375</text:p>
          </table:table-cell>
          <table:table-cell office:value-type="float" office:value="23.675">
            <text:p>23.675</text:p>
          </table:table-cell>
          <table:table-cell office:value-type="float" office:value="947">
            <text:p>947</text:p>
          </table:table-cell>
          <table:table-cell office:value-type="float" office:value="127.414634146">
            <text:p>127.414634146</text:p>
          </table:table-cell>
          <table:table-cell office:value-type="float" office:value="945">
            <text:p>945</text:p>
          </table:table-cell>
        </table:table-row>
        <table:table-row table:style-name="ro2">
          <table:table-cell office:value-type="string">
            <text:p>GL-Add.xml</text:p>
          </table:table-cell>
          <table:table-cell office:value-type="float" office:value="23.4426229508">
            <text:p>23.4426229508</text:p>
          </table:table-cell>
          <table:table-cell office:value-type="float" office:value="21.3432835821">
            <text:p>21.3432835821</text:p>
          </table:table-cell>
          <table:table-cell office:value-type="float" office:value="0.149253731343">
            <text:p>0.1492537313</text:p>
          </table:table-cell>
          <table:table-cell office:value-type="float" office:value="12.3333333333">
            <text:p>12.3333333333</text:p>
          </table:table-cell>
          <table:table-cell office:value-type="float" office:value="0.333333333333">
            <text:p>0.3333333333</text:p>
          </table:table-cell>
          <table:table-cell office:value-type="float" office:value="28.6">
            <text:p>28.6</text:p>
          </table:table-cell>
          <table:table-cell office:value-type="float" office:value="16.8235294118">
            <text:p>16.8235294118</text:p>
          </table:table-cell>
          <table:table-cell office:value-type="float" office:value="89.375">
            <text:p>89.375</text:p>
          </table:table-cell>
          <table:table-cell office:value-type="float" office:value="44.5">
            <text:p>44.5</text:p>
          </table:table-cell>
          <table:table-cell office:value-type="float" office:value="1430">
            <text:p>1430</text:p>
          </table:table-cell>
        </table:table-row>
        <table:table-row table:style-name="ro2">
          <table:table-cell office:value-type="string">
            <text:p>Spegel.xml</text:p>
          </table:table-cell>
          <table:table-cell office:value-type="float" office:value="14.0422010757">
            <text:p>14.0422010757</text:p>
          </table:table-cell>
          <table:table-cell office:value-type="float" office:value="13.1380915438">
            <text:p>13.1380915438</text:p>
          </table:table-cell>
          <table:table-cell office:value-type="float" office:value="0.484484096199">
            <text:p>0.484484096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.6601082145">
            <text:p>16.6601082145</text:p>
          </table:table-cell>
          <table:table-cell office:value-type="float" office:value="5.50910865322">
            <text:p>5.5091086532</text:p>
          </table:table-cell>
          <table:table-cell office:value-type="float" office:value="37.6751946607">
            <text:p>37.6751946607</text:p>
          </table:table-cell>
          <table:table-cell office:value-type="float" office:value="27">
            <text:p>27</text:p>
          </table:table-cell>
          <table:table-cell office:value-type="float" office:value="33869">
            <text:p>33869</text:p>
          </table:table-cell>
        </table:table-row>
        <table:table-row table:style-name="ro2">
          <table:table-cell office:value-type="string">
            <text:p>Trost.xml</text:p>
          </table:table-cell>
          <table:table-cell table:number-columns-repeated="2" office:value-type="float" office:value="128.051327434">
            <text:p>128.051327434</text:p>
          </table:table-cell>
          <table:table-cell office:value-type="float" office:value="0.703539823009">
            <text:p>0.7035398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5.824347826">
            <text:p>125.824347826</text:p>
          </table:table-cell>
          <table:table-cell office:value-type="float" office:value="14.1888605609">
            <text:p>14.1888605609</text:p>
          </table:table-cell>
          <table:table-cell office:value-type="float" office:value="129.543419875">
            <text:p>129.543419875</text:p>
          </table:table-cell>
          <table:table-cell office:value-type="float" office:value="35.5">
            <text:p>35.5</text:p>
          </table:table-cell>
          <table:table-cell office:value-type="float" office:value="144698">
            <text:p>144698</text:p>
          </table:table-cell>
        </table:table-row>
        <table:table-row table:style-name="ro2">
          <table:table-cell office:value-type="string">
            <text:p>ElisUngUppA.xml</text:p>
          </table:table-cell>
          <table:table-cell office:value-type="float" office:value="27.6962025316">
            <text:p>27.6962025316</text:p>
          </table:table-cell>
          <table:table-cell office:value-type="float" office:value="26.5212121212">
            <text:p>26.5212121212</text:p>
          </table:table-cell>
          <table:table-cell office:value-type="float" office:value="0.157575757576">
            <text:p>0.1575757576</text:p>
          </table:table-cell>
          <table:table-cell office:value-type="float" office:value="13.2">
            <text:p>13.2</text:p>
          </table:table-cell>
          <table:table-cell office:value-type="float" office:value="0.333333333333">
            <text:p>0.3333333333</text:p>
          </table:table-cell>
          <table:table-cell office:value-type="float" office:value="52.0952380952">
            <text:p>52.0952380952</text:p>
          </table:table-cell>
          <table:table-cell office:value-type="float" office:value="19.8909090909">
            <text:p>19.8909090909</text:p>
          </table:table-cell>
          <table:table-cell office:value-type="float" office:value="364.666666667">
            <text:p>364.666666667</text:p>
          </table:table-cell>
          <table:table-cell office:value-type="float" office:value="79.2142857143">
            <text:p>79.2142857143</text:p>
          </table:table-cell>
          <table:table-cell office:value-type="float" office:value="4374">
            <text:p>4374</text:p>
          </table:table-cell>
        </table:table-row>
        <table:table-row table:style-name="ro2">
          <table:table-cell office:value-type="string">
            <text:p>Brahe.xml</text:p>
          </table:table-cell>
          <table:table-cell office:value-type="float" office:value="45.3459552496">
            <text:p>45.3459552496</text:p>
          </table:table-cell>
          <table:table-cell office:value-type="float" office:value="43.3190789474">
            <text:p>43.3190789474</text:p>
          </table:table-cell>
          <table:table-cell office:value-type="float" office:value="0.970394736842">
            <text:p>0.9703947368</text:p>
          </table:table-cell>
          <table:table-cell office:value-type="float" office:value="13.7457627119">
            <text:p>13.7457627119</text:p>
          </table:table-cell>
          <table:table-cell office:value-type="float" office:value="0.0169491525424">
            <text:p>0.0169491525</text:p>
          </table:table-cell>
          <table:table-cell office:value-type="float" office:value="41.7400950872">
            <text:p>41.7400950872</text:p>
          </table:table-cell>
          <table:table-cell office:value-type="float" office:value="12.1205706397">
            <text:p>12.1205706397</text:p>
          </table:table-cell>
          <table:table-cell office:value-type="float" office:value="253.25">
            <text:p>253.25</text:p>
          </table:table-cell>
          <table:table-cell office:value-type="float" office:value="107.911111111">
            <text:p>107.911111111</text:p>
          </table:table-cell>
          <table:table-cell office:value-type="float" office:value="26337">
            <text:p>26337</text:p>
          </table:table-cell>
        </table:table-row>
        <table:table-row table:style-name="ro2">
          <table:table-cell office:value-type="string">
            <text:p>Yvgl.xml</text:p>
          </table:table-cell>
          <table:table-cell office:value-type="float" office:value="5.46226030192">
            <text:p>5.4622603019</text:p>
          </table:table-cell>
          <table:table-cell office:value-type="float" office:value="5.08855948309">
            <text:p>5.0885594831</text:p>
          </table:table-cell>
          <table:table-cell office:value-type="float" office:value="0.298365640441">
            <text:p>0.298365640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.4662068966">
            <text:p>18.4662068966</text:p>
          </table:table-cell>
          <table:table-cell office:value-type="float" office:value="18.0552933243">
            <text:p>18.0552933243</text:p>
          </table:table-cell>
          <table:table-cell office:value-type="float" office:value="32.8539877301">
            <text:p>32.8539877301</text:p>
          </table:table-cell>
          <table:table-cell office:value-type="float" office:value="26">
            <text:p>26</text:p>
          </table:table-cell>
          <table:table-cell office:value-type="float" office:value="26776">
            <text:p>26776</text:p>
          </table:table-cell>
        </table:table-row>
        <table:table-row table:style-name="ro2">
          <table:table-cell office:value-type="string">
            <text:p>Birg-aut.xml</text:p>
          </table:table-cell>
          <table:table-cell table:number-columns-repeated="2" office:value-type="float" office:value="71.1538461538">
            <text:p>71.1538461538</text:p>
          </table:table-cell>
          <table:table-cell office:value-type="float" office:value="0.423076923077">
            <text:p>0.42307692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0.4347826087">
            <text:p>80.4347826087</text:p>
          </table:table-cell>
          <table:table-cell office:value-type="float" office:value="50">
            <text:p>50</text:p>
          </table:table-cell>
          <table:table-cell office:value-type="float" office:value="115.625">
            <text:p>115.625</text:p>
          </table:table-cell>
          <table:table-cell office:value-type="float" office:value="29">
            <text:p>29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string">
            <text:p>HL.xml</text:p>
          </table:table-cell>
          <table:table-cell office:value-type="float" office:value="4.3134399618">
            <text:p>4.3134399618</text:p>
          </table:table-cell>
          <table:table-cell office:value-type="float" office:value="3.94605809129">
            <text:p>3.9460580913</text:p>
          </table:table-cell>
          <table:table-cell office:value-type="float" office:value="0.232365145228">
            <text:p>0.23236514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.75012106538">
            <text:p>8.7501210654</text:p>
          </table:table-cell>
          <table:table-cell office:value-type="float" office:value="7.3630806846">
            <text:p>7.3630806846</text:p>
          </table:table-cell>
          <table:table-cell office:value-type="float" office:value="10.3904542841">
            <text:p>10.3904542841</text:p>
          </table:table-cell>
          <table:table-cell office:value-type="float" office:value="36.5">
            <text:p>36.5</text:p>
          </table:table-cell>
          <table:table-cell office:value-type="float" office:value="18069">
            <text:p>18069</text:p>
          </table:table-cell>
        </table:table-row>
        <table:table-row table:style-name="ro2">
          <table:table-cell office:value-type="string">
            <text:p>KrL-MEL.xml</text:p>
          </table:table-cell>
          <table:table-cell office:value-type="float" office:value="28.2972972973">
            <text:p>28.2972972973</text:p>
          </table:table-cell>
          <table:table-cell office:value-type="float" office:value="23.3452702703">
            <text:p>23.3452702703</text:p>
          </table:table-cell>
          <table:table-cell office:value-type="float" office:value="0.399324324324">
            <text:p>0.3993243243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44.3530166881">
            <text:p>44.3530166881</text:p>
          </table:table-cell>
          <table:table-cell office:value-type="float" office:value="29.9142857143">
            <text:p>29.9142857143</text:p>
          </table:table-cell>
          <table:table-cell office:value-type="float" office:value="99.8583815029">
            <text:p>99.8583815029</text:p>
          </table:table-cell>
          <table:table-cell office:value-type="float" office:value="83.75">
            <text:p>83.75</text:p>
          </table:table-cell>
          <table:table-cell office:value-type="float" office:value="34551">
            <text:p>34551</text:p>
          </table:table-cell>
        </table:table-row>
        <table:table-row table:style-name="ro2">
          <table:table-cell office:value-type="string">
            <text:p>SmLKB.xml</text:p>
          </table:table-cell>
          <table:table-cell office:value-type="float" office:value="7.19909502262">
            <text:p>7.1990950226</text:p>
          </table:table-cell>
          <table:table-cell office:value-type="float" office:value="5.53391304348">
            <text:p>5.5339130435</text:p>
          </table:table-cell>
          <table:table-cell office:value-type="float" office:value="0.158260869565">
            <text:p>0.1582608696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36.1590909091">
            <text:p>36.1590909091</text:p>
          </table:table-cell>
          <table:table-cell office:value-type="float" office:value="30.8932038835">
            <text:p>30.8932038835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3182">
            <text:p>3182</text:p>
          </table:table-cell>
        </table:table-row>
        <table:table-row table:style-name="ro2">
          <table:table-cell office:value-type="string">
            <text:p>Bo6.xml</text:p>
          </table:table-cell>
          <table:table-cell table:number-columns-repeated="2" office:value-type="float" office:value="28.6206896552">
            <text:p>28.6206896552</text:p>
          </table:table-cell>
          <table:table-cell office:value-type="float" office:value="0.0344827586207">
            <text:p>0.0344827586</text:p>
          </table:table-cell>
          <table:table-cell office:value-type="float" office:value="16.6734693878">
            <text:p>16.6734693878</text:p>
          </table:table-cell>
          <table:table-cell office:value-type="float" office:value="0.122448979592">
            <text:p>0.1224489796</text:p>
          </table:table-cell>
          <table:table-cell office:value-type="float" office:value="138.333333333">
            <text:p>138.333333333</text:p>
          </table:table-cell>
          <table:table-cell office:value-type="float" office:value="31.9230769231">
            <text:p>31.9230769231</text:p>
          </table:table-cell>
          <table:table-cell office:value-type="float" office:value="276.666666667">
            <text:p>276.666666667</text:p>
          </table:table-cell>
          <table:table-cell office:value-type="float" office:value="185.24">
            <text:p>185.24</text:p>
          </table:table-cell>
          <table:table-cell office:value-type="float" office:value="828">
            <text:p>828</text:p>
          </table:table-cell>
        </table:table-row>
        <table:table-row table:style-name="ro2">
          <table:table-cell office:value-type="string">
            <text:p>Birg-Ox.xml</text:p>
          </table:table-cell>
          <table:table-cell office:value-type="float" office:value="174.033333333">
            <text:p>174.033333333</text:p>
          </table:table-cell>
          <table:table-cell office:value-type="float" office:value="168.419354839">
            <text:p>168.419354839</text:p>
          </table:table-cell>
          <table:table-cell office:value-type="float" office:value="0.58064516129">
            <text:p>0.5806451613</text:p>
          </table:table-cell>
          <table:table-cell office:value-type="float" office:value="16.7272727273">
            <text:p>16.7272727273</text:p>
          </table:table-cell>
          <table:table-cell office:value-type="float" office:value="0.727272727273">
            <text:p>0.7272727273</text:p>
          </table:table-cell>
          <table:table-cell office:value-type="float" office:value="44.2457627119">
            <text:p>44.2457627119</text:p>
          </table:table-cell>
          <table:table-cell office:value-type="float" office:value="16.627388535">
            <text:p>16.627388535</text:p>
          </table:table-cell>
          <table:table-cell office:value-type="float" office:value="274.789473684">
            <text:p>274.789473684</text:p>
          </table:table-cell>
          <table:table-cell office:value-type="float" office:value="63.4666666667">
            <text:p>63.4666666667</text:p>
          </table:table-cell>
          <table:table-cell office:value-type="float" office:value="5221">
            <text:p>5221</text:p>
          </table:table-cell>
        </table:table-row>
        <table:table-row table:style-name="ro2">
          <table:table-cell office:value-type="string">
            <text:p>Bond.xml</text:p>
          </table:table-cell>
          <table:table-cell office:value-type="float" office:value="43.6740976645">
            <text:p>43.6740976645</text:p>
          </table:table-cell>
          <table:table-cell office:value-type="float" office:value="43.5730932203">
            <text:p>43.5730932203</text:p>
          </table:table-cell>
          <table:table-cell office:value-type="float" office:value="0.512711864407">
            <text:p>0.5127118644</text:p>
          </table:table-cell>
          <table:table-cell office:value-type="float" office:value="17.625">
            <text:p>17.625</text:p>
          </table:table-cell>
          <table:table-cell office:value-type="float" office:value="0.25">
            <text:p>0.25</text:p>
          </table:table-cell>
          <table:table-cell office:value-type="float" office:value="28.8855337079">
            <text:p>28.8855337079</text:p>
          </table:table-cell>
          <table:table-cell office:value-type="float" office:value="23.186583991">
            <text:p>23.186583991</text:p>
          </table:table-cell>
          <table:table-cell office:value-type="float" office:value="62.4172989378">
            <text:p>62.4172989378</text:p>
          </table:table-cell>
          <table:table-cell office:value-type="float" office:value="203.125">
            <text:p>203.125</text:p>
          </table:table-cell>
          <table:table-cell office:value-type="float" office:value="41133">
            <text:p>41133</text:p>
          </table:table-cell>
        </table:table-row>
        <table:table-row table:style-name="ro2">
          <table:table-cell office:value-type="string">
            <text:p>ElisUng.xml</text:p>
          </table:table-cell>
          <table:table-cell table:number-columns-repeated="2" office:value-type="float" office:value="15.8088235294">
            <text:p>15.8088235294</text:p>
          </table:table-cell>
          <table:table-cell office:value-type="float" office:value="0.132352941176">
            <text:p>0.1323529412</text:p>
          </table:table-cell>
          <table:table-cell office:value-type="float" office:value="18.1355932203">
            <text:p>18.1355932203</text:p>
          </table:table-cell>
          <table:table-cell office:value-type="float" office:value="0.186440677966">
            <text:p>0.186440678</text:p>
          </table:table-cell>
          <table:table-cell office:value-type="float" office:value="48.8636363636">
            <text:p>48.8636363636</text:p>
          </table:table-cell>
          <table:table-cell office:value-type="float" office:value="28.2894736842">
            <text:p>28.2894736842</text:p>
          </table:table-cell>
          <table:table-cell office:value-type="float" office:value="358.333333333">
            <text:p>358.333333333</text:p>
          </table:table-cell>
          <table:table-cell office:value-type="float" office:value="155.837837838">
            <text:p>155.837837838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ElisUngUppB.xml</text:p>
          </table:table-cell>
          <table:table-cell table:number-columns-repeated="2" office:value-type="float" office:value="15.8088235294">
            <text:p>15.8088235294</text:p>
          </table:table-cell>
          <table:table-cell office:value-type="float" office:value="0.132352941176">
            <text:p>0.1323529412</text:p>
          </table:table-cell>
          <table:table-cell office:value-type="float" office:value="18.1355932203">
            <text:p>18.1355932203</text:p>
          </table:table-cell>
          <table:table-cell office:value-type="float" office:value="0.186440677966">
            <text:p>0.186440678</text:p>
          </table:table-cell>
          <table:table-cell office:value-type="float" office:value="48.8636363636">
            <text:p>48.8636363636</text:p>
          </table:table-cell>
          <table:table-cell office:value-type="float" office:value="28.2894736842">
            <text:p>28.2894736842</text:p>
          </table:table-cell>
          <table:table-cell office:value-type="float" office:value="358.333333333">
            <text:p>358.333333333</text:p>
          </table:table-cell>
          <table:table-cell office:value-type="float" office:value="155.837837838">
            <text:p>155.837837838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Briccius.xml</text:p>
          </table:table-cell>
          <table:table-cell table:number-columns-repeated="2" office:value-type="float" office:value="23.8571428571">
            <text:p>23.8571428571</text:p>
          </table:table-cell>
          <table:table-cell office:value-type="float" office:value="0.142857142857">
            <text:p>0.1428571429</text:p>
          </table:table-cell>
          <table:table-cell office:value-type="float" office:value="18.96875">
            <text:p>18.96875</text:p>
          </table:table-cell>
          <table:table-cell office:value-type="float" office:value="0.375">
            <text:p>0.375</text:p>
          </table:table-cell>
          <table:table-cell office:value-type="float" office:value="41.75">
            <text:p>41.75</text:p>
          </table:table-cell>
          <table:table-cell office:value-type="float" office:value="20.3658536585">
            <text:p>20.3658536585</text:p>
          </table:table-cell>
          <table:table-cell office:value-type="float" office:value="208.75">
            <text:p>208.75</text:p>
          </table:table-cell>
          <table:table-cell office:value-type="float" office:value="123.111111111">
            <text:p>123.111111111</text:p>
          </table:table-cell>
          <table:table-cell office:value-type="float" office:value="833">
            <text:p>833</text:p>
          </table:table-cell>
        </table:table-row>
        <table:table-row table:style-name="ro2">
          <table:table-cell office:value-type="string">
            <text:p>Barl.xml</text:p>
          </table:table-cell>
          <table:table-cell office:value-type="float" office:value="96.5107913669">
            <text:p>96.5107913669</text:p>
          </table:table-cell>
          <table:table-cell office:value-type="float" office:value="96.5035971223">
            <text:p>96.5035971223</text:p>
          </table:table-cell>
          <table:table-cell office:value-type="float" office:value="0.330935251799">
            <text:p>0.3309352518</text:p>
          </table:table-cell>
          <table:table-cell office:value-type="float" office:value="19.1818181818">
            <text:p>19.1818181818</text:p>
          </table:table-cell>
          <table:table-cell office:value-type="float" office:value="0.272727272727">
            <text:p>0.2727272727</text:p>
          </table:table-cell>
          <table:table-cell office:value-type="float" office:value="56.48">
            <text:p>56.48</text:p>
          </table:table-cell>
          <table:table-cell office:value-type="float" office:value="34.6167741935">
            <text:p>34.6167741935</text:p>
          </table:table-cell>
          <table:table-cell office:value-type="float" office:value="173.083870968">
            <text:p>173.083870968</text:p>
          </table:table-cell>
          <table:table-cell office:value-type="float" office:value="174.714285714">
            <text:p>174.714285714</text:p>
          </table:table-cell>
          <table:table-cell office:value-type="float" office:value="26828">
            <text:p>26828</text:p>
          </table:table-cell>
        </table:table-row>
        <table:table-row table:style-name="ro2">
          <table:table-cell office:value-type="string">
            <text:p>Bo7.xml</text:p>
          </table:table-cell>
          <table:table-cell office:value-type="float" office:value="25.696969697">
            <text:p>25.696969697</text:p>
          </table:table-cell>
          <table:table-cell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office:value-type="float" office:value="1694">
            <text:p>1694</text:p>
          </table:table-cell>
          <table:table-cell office:value-type="float" office:value="165.142857143">
            <text:p>165.142857143</text:p>
          </table:table-cell>
          <table:table-cell office:value-type="float" office:value="1694">
            <text:p>1694</text:p>
          </table:table-cell>
        </table:table-row>
        <table:table-row table:style-name="ro2">
          <table:table-cell office:value-type="string">
            <text:p>Luc-JB.xml</text:p>
          </table:table-cell>
          <table:table-cell office:value-type="float" office:value="30.6567982456">
            <text:p>30.6567982456</text:p>
          </table:table-cell>
          <table:table-cell office:value-type="float" office:value="30.2586580087">
            <text:p>30.2586580087</text:p>
          </table:table-cell>
          <table:table-cell office:value-type="float" office:value="0.495670995671">
            <text:p>0.495670995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9.6489925769">
            <text:p>29.6489925769</text:p>
          </table:table-cell>
          <table:table-cell office:value-type="float" office:value="9.75881326353">
            <text:p>9.7588132635</text:p>
          </table:table-cell>
          <table:table-cell office:value-type="float" office:value="32.5104651163">
            <text:p>32.5104651163</text:p>
          </table:table-cell>
          <table:table-cell office:value-type="float" office:value="15.6666666667">
            <text:p>15.6666666667</text:p>
          </table:table-cell>
          <table:table-cell office:value-type="float" office:value="27959">
            <text:p>27959</text:p>
          </table:table-cell>
        </table:table-row>
        <table:table-row table:style-name="ro2">
          <table:table-cell office:value-type="string">
            <text:p>Judit.xml</text:p>
          </table:table-cell>
          <table:table-cell office:value-type="float" office:value="68.6260162602">
            <text:p>68.6260162602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98.2693110647">
            <text:p>98.2693110647</text:p>
          </table:table-cell>
          <table:table-cell office:value-type="float" office:value="8437">
            <text:p>8437</text:p>
          </table:table-cell>
        </table:table-row>
        <table:table-row table:style-name="ro2">
          <table:table-cell office:value-type="string">
            <text:p>KrL.xml</text:p>
          </table:table-cell>
          <table:table-cell office:value-type="float" office:value="68.6422764228">
            <text:p>68.6422764228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97.9022869023">
            <text:p>97.9022869023</text:p>
          </table:table-cell>
          <table:table-cell office:value-type="float" office:value="8439">
            <text:p>8439</text:p>
          </table:table-cell>
        </table:table-row>
        <table:table-row table:style-name="ro2">
          <table:table-cell office:value-type="string">
            <text:p>Lydekin.xml</text:p>
          </table:table-cell>
          <table:table-cell office:value-type="float" office:value="9.19875">
            <text:p>9.19875</text:p>
          </table:table-cell>
          <table:table-cell office:value-type="float" office:value="6.48717948718">
            <text:p>6.4871794872</text:p>
          </table:table-cell>
          <table:table-cell office:value-type="float" office:value="0.0300618921309">
            <text:p>0.030061892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0177304965">
            <text:p>26.0177304965</text:p>
          </table:table-cell>
          <table:table-cell office:value-type="float" office:value="24.2145214521">
            <text:p>24.2145214521</text:p>
          </table:table-cell>
          <table:table-cell office:value-type="float" office:value="32.4646017699">
            <text:p>32.4646017699</text:p>
          </table:table-cell>
          <table:table-cell office:value-type="float" office:value="36.25">
            <text:p>36.25</text:p>
          </table:table-cell>
          <table:table-cell office:value-type="float" office:value="7337">
            <text:p>7337</text:p>
          </table:table-cell>
        </table:table-row>
        <table:table-row table:style-name="ro2">
          <table:table-cell office:value-type="string">
            <text:p>StimAm.xml</text:p>
          </table:table-cell>
          <table:table-cell office:value-type="float" office:value="46.0942408377">
            <text:p>46.0942408377</text:p>
          </table:table-cell>
          <table:table-cell office:value-type="float" office:value="45.0716723549">
            <text:p>45.0716723549</text:p>
          </table:table-cell>
          <table:table-cell office:value-type="float" office:value="0.158703071672">
            <text:p>0.1587030717</text:p>
          </table:table-cell>
          <table:table-cell office:value-type="float" office:value="24">
            <text:p>24</text:p>
          </table:table-cell>
          <table:table-cell office:value-type="float" office:value="0.333333333333">
            <text:p>0.3333333333</text:p>
          </table:table-cell>
          <table:table-cell office:value-type="float" office:value="145.922651934">
            <text:p>145.922651934</text:p>
          </table:table-cell>
          <table:table-cell office:value-type="float" office:value="12.6494252874">
            <text:p>12.6494252874</text:p>
          </table:table-cell>
          <table:table-cell office:value-type="float" office:value="266.787878788">
            <text:p>266.787878788</text:p>
          </table:table-cell>
          <table:table-cell office:value-type="float" office:value="72.8333333333">
            <text:p>72.8333333333</text:p>
          </table:table-cell>
          <table:table-cell office:value-type="float" office:value="26412">
            <text:p>26412</text:p>
          </table:table-cell>
        </table:table-row>
        <table:table-row table:style-name="ro2">
          <table:table-cell office:value-type="string">
            <text:p>VHF.xml</text:p>
          </table:table-cell>
          <table:table-cell office:value-type="float" office:value="83.8461538462">
            <text:p>83.8461538462</text:p>
          </table:table-cell>
          <table:table-cell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office:value-type="float" office:value="1088">
            <text:p>1088</text:p>
          </table:table-cell>
          <table:table-cell office:value-type="float" office:value="91.6911764706">
            <text:p>91.6911764706</text:p>
          </table:table-cell>
          <table:table-cell office:value-type="float" office:value="1088">
            <text:p>1088</text:p>
          </table:table-cell>
        </table:table-row>
        <table:table-row table:style-name="ro2">
          <table:table-cell office:value-type="string">
            <text:p>Laek3.xml</text:p>
          </table:table-cell>
          <table:table-cell office:value-type="float" office:value="56.0620347395">
            <text:p>56.0620347395</text:p>
          </table:table-cell>
          <table:table-cell office:value-type="float" office:value="57.1924050633">
            <text:p>57.1924050633</text:p>
          </table:table-cell>
          <table:table-cell office:value-type="float" office:value="0.53417721519">
            <text:p>0.5341772152</text:p>
          </table:table-cell>
          <table:table-cell office:value-type="float" office:value="24.8333333333">
            <text:p>24.8333333333</text:p>
          </table:table-cell>
          <table:table-cell office:value-type="float" office:value="0">
            <text:p>0</text:p>
          </table:table-cell>
          <table:table-cell office:value-type="float" office:value="51.2267573696">
            <text:p>51.2267573696</text:p>
          </table:table-cell>
          <table:table-cell office:value-type="float" office:value="19.593235039">
            <text:p>19.593235039</text:p>
          </table:table-cell>
          <table:table-cell office:value-type="float" office:value="59.6068601583">
            <text:p>59.6068601583</text:p>
          </table:table-cell>
          <table:table-cell office:value-type="float" office:value="232.666666667">
            <text:p>232.666666667</text:p>
          </table:table-cell>
          <table:table-cell office:value-type="float" office:value="22591">
            <text:p>22591</text:p>
          </table:table-cell>
        </table:table-row>
        <table:table-row table:style-name="ro2">
          <table:table-cell office:value-type="string">
            <text:p>Laek8.xml</text:p>
          </table:table-cell>
          <table:table-cell office:value-type="float" office:value="32.9852941176">
            <text:p>32.9852941176</text:p>
          </table:table-cell>
          <table:table-cell office:value-type="float" office:value="33.4776119403">
            <text:p>33.4776119403</text:p>
          </table:table-cell>
          <table:table-cell office:value-type="float" office:value="0.985074626866">
            <text:p>0.98507462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1.1527777778">
            <text:p>31.1527777778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36.75">
            <text:p>36.75</text:p>
          </table:table-cell>
          <table:table-cell office:value-type="float" office:value="2243">
            <text:p>2243</text:p>
          </table:table-cell>
        </table:table-row>
        <table:table-row table:style-name="ro2">
          <table:table-cell office:value-type="string">
            <text:p>Did-A.xml</text:p>
          </table:table-cell>
          <table:table-cell office:value-type="float" office:value="9.69714063412">
            <text:p>9.6971406341</text:p>
          </table:table-cell>
          <table:table-cell office:value-type="float" office:value="9.48502765592">
            <text:p>9.4850276559</text:p>
          </table:table-cell>
          <table:table-cell office:value-type="float" office:value="0.158687774175">
            <text:p>0.158687774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7.9556412729">
            <text:p>47.9556412729</text:p>
          </table:table-cell>
          <table:table-cell office:value-type="float" office:value="35.7512580877">
            <text:p>35.7512580877</text:p>
          </table:table-cell>
          <table:table-cell office:value-type="float" office:value="90.4181818182">
            <text:p>90.4181818182</text:p>
          </table:table-cell>
          <table:table-cell office:value-type="float" office:value="31.25">
            <text:p>31.25</text:p>
          </table:table-cell>
          <table:table-cell office:value-type="float" office:value="49730">
            <text:p>49730</text:p>
          </table:table-cell>
        </table:table-row>
        <table:table-row table:style-name="ro2">
          <table:table-cell office:value-type="string">
            <text:p>ErikReg.xml</text:p>
          </table:table-cell>
          <table:table-cell office:value-type="float" office:value="45.5916230366">
            <text:p>45.5916230366</text:p>
          </table:table-cell>
          <table:table-cell office:value-type="float" office:value="47.2391304348">
            <text:p>47.2391304348</text:p>
          </table:table-cell>
          <table:table-cell office:value-type="float" office:value="0.907608695652">
            <text:p>0.9076086957</text:p>
          </table:table-cell>
          <table:table-cell office:value-type="float" office:value="26">
            <text:p>26</text:p>
          </table:table-cell>
          <table:table-cell office:value-type="float" office:value="0.333333333333">
            <text:p>0.3333333333</text:p>
          </table:table-cell>
          <table:table-cell office:value-type="float" office:value="50.5348837209">
            <text:p>50.5348837209</text:p>
          </table:table-cell>
          <table:table-cell office:value-type="float" office:value="35.3333333333">
            <text:p>35.3333333333</text:p>
          </table:table-cell>
          <table:table-cell office:value-type="float" office:value="86.92">
            <text:p>86.92</text:p>
          </table:table-cell>
          <table:table-cell office:value-type="float" office:value="219.5">
            <text:p>219.5</text:p>
          </table:table-cell>
          <table:table-cell office:value-type="float" office:value="8692">
            <text:p>8692</text:p>
          </table:table-cell>
        </table:table-row>
        <table:table-row table:style-name="ro2">
          <table:table-cell office:value-type="string">
            <text:p>Clara.xml</text:p>
          </table:table-cell>
          <table:table-cell office:value-type="float" office:value="12.4433962264">
            <text:p>12.4433962264</text:p>
          </table:table-cell>
          <table:table-cell office:value-type="float" office:value="12.419895288">
            <text:p>12.419895288</text:p>
          </table:table-cell>
          <table:table-cell office:value-type="float" office:value="0.397905759162">
            <text:p>0.39790575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.5061983471">
            <text:p>24.5061983471</text:p>
          </table:table-cell>
          <table:table-cell office:value-type="float" office:value="564.80952381">
            <text:p>564.80952381</text:p>
          </table:table-cell>
          <table:table-cell office:value-type="float" office:value="56.25">
            <text:p>56.25</text:p>
          </table:table-cell>
          <table:table-cell office:value-type="float" office:value="11861">
            <text:p>11861</text:p>
          </table:table-cell>
        </table:table-row>
        <table:table-row table:style-name="ro2">
          <table:table-cell office:value-type="string">
            <text:p>MP1.xml</text:p>
          </table:table-cell>
          <table:table-cell office:value-type="float" office:value="49.5222348917">
            <text:p>49.5222348917</text:p>
          </table:table-cell>
          <table:table-cell office:value-type="float" office:value="48.4136008919">
            <text:p>48.4136008919</text:p>
          </table:table-cell>
          <table:table-cell office:value-type="float" office:value="0.352285395764">
            <text:p>0.3522853958</text:p>
          </table:table-cell>
          <table:table-cell office:value-type="float" office:value="33.53125">
            <text:p>33.53125</text:p>
          </table:table-cell>
          <table:table-cell office:value-type="float" office:value="0.1875">
            <text:p>0.1875</text:p>
          </table:table-cell>
          <table:table-cell office:value-type="float" office:value="68.1742543171">
            <text:p>68.1742543171</text:p>
          </table:table-cell>
          <table:table-cell office:value-type="float" office:value="16.1498698401">
            <text:p>16.1498698401</text:p>
          </table:table-cell>
          <table:table-cell office:value-type="float" office:value="147.710884354">
            <text:p>147.710884354</text:p>
          </table:table-cell>
          <table:table-cell office:value-type="float" office:value="91.6923076923">
            <text:p>91.6923076923</text:p>
          </table:table-cell>
          <table:table-cell office:value-type="float" office:value="43427">
            <text:p>43427</text:p>
          </table:table-cell>
        </table:table-row>
        <table:table-row table:style-name="ro2">
          <table:table-cell office:value-type="string">
            <text:p>Horn.xml</text:p>
          </table:table-cell>
          <table:table-cell office:value-type="float" office:value="20.9426059979">
            <text:p>20.9426059979</text:p>
          </table:table-cell>
          <table:table-cell office:value-type="float" office:value="21.0244029076">
            <text:p>21.0244029076</text:p>
          </table:table-cell>
          <table:table-cell office:value-type="float" office:value="0.901869158879">
            <text:p>0.9018691589</text:p>
          </table:table-cell>
          <table:table-cell office:value-type="float" office:value="35.1351351351">
            <text:p>35.1351351351</text:p>
          </table:table-cell>
          <table:table-cell office:value-type="float" office:value="0">
            <text:p>0</text:p>
          </table:table-cell>
          <table:table-cell office:value-type="float" office:value="23.379330254">
            <text:p>23.379330254</text:p>
          </table:table-cell>
          <table:table-cell office:value-type="float" office:value="21.5732551945">
            <text:p>21.5732551945</text:p>
          </table:table-cell>
          <table:table-cell office:value-type="float" office:value="710.403508772">
            <text:p>710.403508772</text:p>
          </table:table-cell>
          <table:table-cell office:value-type="float" office:value="108.111111111">
            <text:p>108.111111111</text:p>
          </table:table-cell>
          <table:table-cell office:value-type="float" office:value="40492">
            <text:p>40492</text:p>
          </table:table-cell>
        </table:table-row>
        <table:table-row table:style-name="ro2">
          <table:table-cell office:value-type="string">
            <text:p>UL-Add.xml</text:p>
          </table:table-cell>
          <table:table-cell office:value-type="float" office:value="3.88461538462">
            <text:p>3.8846153846</text:p>
          </table:table-cell>
          <table:table-cell office:value-type="float" office:value="3.48275862069">
            <text:p>3.4827586207</text:p>
          </table:table-cell>
          <table:table-cell office:value-type="float" office:value="0.0837438423645">
            <text:p>0.08374384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.8333333333">
            <text:p>16.8333333333</text:p>
          </table:table-cell>
          <table:table-cell office:value-type="float" office:value="16.0681818182">
            <text:p>16.0681818182</text:p>
          </table:table-cell>
          <table:table-cell office:value-type="float" office:value="12.8545454545">
            <text:p>12.8545454545</text:p>
          </table:table-cell>
          <table:table-cell office:value-type="float" office:value="101">
            <text:p>101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OgL-E.xml</text:p>
          </table:table-cell>
          <table:table-cell table:number-columns-repeated="2" office:value-type="float" office:value="8.65">
            <text:p>8.65</text:p>
          </table:table-cell>
          <table:table-cell office:value-type="float" office:value="0.375">
            <text:p>0.37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5.0434782609">
            <text:p>15.0434782609</text:p>
          </table:table-cell>
          <table:table-cell office:value-type="float" office:value="8.2380952381">
            <text:p>8.2380952381</text:p>
          </table:table-cell>
          <table:table-cell office:value-type="float" office:value="8.43902439024">
            <text:p>8.4390243902</text:p>
          </table:table-cell>
          <table:table-cell office:value-type="float" office:value="54.5">
            <text:p>54.5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LegBu.xml</text:p>
          </table:table-cell>
          <table:table-cell office:value-type="float" office:value="10.6752789196">
            <text:p>10.6752789196</text:p>
          </table:table-cell>
          <table:table-cell office:value-type="float" office:value="10.6222611744">
            <text:p>10.6222611744</text:p>
          </table:table-cell>
          <table:table-cell office:value-type="float" office:value="0.0461583406369">
            <text:p>0.046158340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6.1090909091">
            <text:p>66.1090909091</text:p>
          </table:table-cell>
          <table:table-cell office:value-type="float" office:value="55.0909090909">
            <text:p>55.0909090909</text:p>
          </table:table-cell>
          <table:table-cell office:value-type="float" office:value="158.777292576">
            <text:p>158.777292576</text:p>
          </table:table-cell>
          <table:table-cell office:value-type="float" office:value="108">
            <text:p>108</text:p>
          </table:table-cell>
          <table:table-cell office:value-type="float" office:value="36360">
            <text:p>36360</text:p>
          </table:table-cell>
        </table:table-row>
        <table:table-row table:style-name="ro2">
          <table:table-cell office:value-type="string">
            <text:p>Laek11.xml</text:p>
          </table:table-cell>
          <table:table-cell table:number-columns-repeated="2" office:value-type="float" office:value="63.3898305085">
            <text:p>63.3898305085</text:p>
          </table:table-cell>
          <table:table-cell office:value-type="float" office:value="0.71186440678">
            <text:p>0.711864406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9.3650793651">
            <text:p>59.3650793651</text:p>
          </table:table-cell>
          <table:table-cell office:value-type="float" office:value="45.6097560976">
            <text:p>45.6097560976</text:p>
          </table:table-cell>
          <table:table-cell office:value-type="float" office:value="65.6140350877">
            <text:p>65.6140350877</text:p>
          </table:table-cell>
          <table:table-cell office:value-type="float" office:value="126">
            <text:p>126</text:p>
          </table:table-cell>
          <table:table-cell office:value-type="float" office:value="3740">
            <text:p>3740</text:p>
          </table:table-cell>
        </table:table-row>
        <table:table-row table:style-name="ro2">
          <table:table-cell office:value-type="string">
            <text:p>Anna9.xml</text:p>
          </table:table-cell>
          <table:table-cell table:number-columns-repeated="2" office:value-type="float" office:value="221.068965517">
            <text:p>221.068965517</text:p>
          </table:table-cell>
          <table:table-cell office:value-type="float" office:value="0.413793103448">
            <text:p>0.41379310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4.2137931034">
            <text:p>44.2137931034</text:p>
          </table:table-cell>
          <table:table-cell office:value-type="float" office:value="34.1010638298">
            <text:p>34.1010638298</text:p>
          </table:table-cell>
          <table:table-cell office:value-type="float" office:value="221.068965517">
            <text:p>221.068965517</text:p>
          </table:table-cell>
          <table:table-cell office:value-type="float" office:value="43.5714285714">
            <text:p>43.5714285714</text:p>
          </table:table-cell>
          <table:table-cell office:value-type="float" office:value="6411">
            <text:p>6411</text:p>
          </table:table-cell>
        </table:table-row>
        <table:table-row table:style-name="ro2">
          <table:table-cell office:value-type="string">
            <text:p>BlasiusBil.xml</text:p>
          </table:table-cell>
          <table:table-cell table:number-columns-repeated="2" office:value-type="float" office:value="119.375">
            <text:p>119.375</text:p>
          </table:table-cell>
          <table:table-cell office:value-type="float" office:value="0.625">
            <text:p>0.625</text:p>
          </table:table-cell>
          <table:table-cell office:value-type="float" office:value="57.6666666667">
            <text:p>57.6666666667</text:p>
          </table:table-cell>
          <table:table-cell office:value-type="float" office:value="0.666666666667">
            <text:p>0.6666666667</text:p>
          </table:table-cell>
          <table:table-cell office:value-type="float" office:value="86.8181818182">
            <text:p>86.8181818182</text:p>
          </table:table-cell>
          <table:table-cell office:value-type="float" office:value="20.3191489362">
            <text:p>20.3191489362</text:p>
          </table:table-cell>
          <table:table-cell office:value-type="float" office:value="159.166666667">
            <text:p>159.166666667</text:p>
          </table:table-cell>
          <table:table-cell office:value-type="float" office:value="68.6428571429">
            <text:p>68.6428571429</text:p>
          </table:table-cell>
          <table:table-cell office:value-type="float" office:value="953">
            <text:p>953</text:p>
          </table:table-cell>
        </table:table-row>
        <table:table-row table:style-name="ro2">
          <table:table-cell office:value-type="string">
            <text:p>AnnaVasa.xml</text:p>
          </table:table-cell>
          <table:table-cell office:value-type="float" office:value="21.7419354839">
            <text:p>21.7419354839</text:p>
          </table:table-cell>
          <table:table-cell office:value-type="float" office:value="21.1727748691">
            <text:p>21.1727748691</text:p>
          </table:table-cell>
          <table:table-cell office:value-type="float" office:value="0.947643979058">
            <text:p>0.9476439791</text:p>
          </table:table-cell>
          <table:table-cell office:value-type="float" office:value="59.3846153846">
            <text:p>59.3846153846</text:p>
          </table:table-cell>
          <table:table-cell office:value-type="float" office:value="0.0769230769231">
            <text:p>0.0769230769</text:p>
          </table:table-cell>
          <table:table-cell office:value-type="float" office:value="24.1432835821">
            <text:p>24.1432835821</text:p>
          </table:table-cell>
          <table:table-cell office:value-type="float" office:value="22.404432133">
            <text:p>22.404432133</text:p>
          </table:table-cell>
          <table:table-cell office:value-type="float" office:value="168.5">
            <text:p>168.5</text:p>
          </table:table-cell>
          <table:table-cell office:value-type="float" office:value="133.517241379">
            <text:p>133.517241379</text:p>
          </table:table-cell>
          <table:table-cell office:value-type="float" office:value="8088">
            <text:p>8088</text:p>
          </table:table-cell>
        </table:table-row>
        <table:table-row table:style-name="ro2">
          <table:table-cell office:value-type="string">
            <text:p>SVM-B.xml</text:p>
          </table:table-cell>
          <table:table-cell table:number-columns-repeated="2" office:value-type="float" office:value="342.142857143">
            <text:p>342.142857143</text:p>
          </table:table-cell>
          <table:table-cell office:value-type="float" office:value="0.971428571429">
            <text:p>0.9714285714</text:p>
          </table:table-cell>
          <table:table-cell office:value-type="float" office:value="66.6666666667">
            <text:p>66.6666666667</text:p>
          </table:table-cell>
          <table:table-cell office:value-type="float" office:value="0.333333333333">
            <text:p>0.3333333333</text:p>
          </table:table-cell>
          <table:table-cell office:value-type="float" office:value="105.973451327">
            <text:p>105.973451327</text:p>
          </table:table-cell>
          <table:table-cell office:value-type="float" office:value="24.046184739">
            <text:p>24.046184739</text:p>
          </table:table-cell>
          <table:table-cell office:value-type="float" office:value="362.878787879">
            <text:p>362.878787879</text:p>
          </table:table-cell>
          <table:table-cell office:value-type="float" office:value="144.142857143">
            <text:p>144.142857143</text:p>
          </table:table-cell>
          <table:table-cell office:value-type="float" office:value="11975">
            <text:p>11975</text:p>
          </table:table-cell>
        </table:table-row>
        <table:table-row table:style-name="ro2">
          <table:table-cell office:value-type="string">
            <text:p>LegBil.xml</text:p>
          </table:table-cell>
          <table:table-cell office:value-type="float" office:value="27.5234633179">
            <text:p>27.5234633179</text:p>
          </table:table-cell>
          <table:table-cell office:value-type="float" office:value="26.8953713671">
            <text:p>26.8953713671</text:p>
          </table:table-cell>
          <table:table-cell office:value-type="float" office:value="0.354574811625">
            <text:p>0.3545748116</text:p>
          </table:table-cell>
          <table:table-cell office:value-type="float" office:value="71.9473684211">
            <text:p>71.9473684211</text:p>
          </table:table-cell>
          <table:table-cell office:value-type="float" office:value="0.157894736842">
            <text:p>0.1578947368</text:p>
          </table:table-cell>
          <table:table-cell office:value-type="float" office:value="37.2811101164">
            <text:p>37.2811101164</text:p>
          </table:table-cell>
          <table:table-cell office:value-type="float" office:value="16.0908037094">
            <text:p>16.0908037094</text:p>
          </table:table-cell>
          <table:table-cell office:value-type="float" office:value="269.825053996">
            <text:p>269.825053996</text:p>
          </table:table-cell>
          <table:table-cell office:value-type="float" office:value="136.509090909">
            <text:p>136.509090909</text:p>
          </table:table-cell>
          <table:table-cell office:value-type="float" office:value="124929">
            <text:p>124929</text:p>
          </table:table-cell>
        </table:table-row>
        <table:table-row table:style-name="ro2">
          <table:table-cell office:value-type="string">
            <text:p>PauloJoh.xml</text:p>
          </table:table-cell>
          <table:table-cell table:number-columns-repeated="2" office:value-type="float" office:value="163.75">
            <text:p>163.75</text:p>
          </table:table-cell>
          <table:table-cell office:value-type="float" office:value="0.833333333333">
            <text:p>0.833333333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78.636363636">
            <text:p>178.636363636</text:p>
          </table:table-cell>
          <table:table-cell office:value-type="float" office:value="31.1904761905">
            <text:p>31.1904761905</text:p>
          </table:table-cell>
          <table:table-cell office:value-type="float" office:value="178.636363636">
            <text:p>178.636363636</text:p>
          </table:table-cell>
          <table:table-cell office:value-type="float" office:value="82">
            <text:p>82</text:p>
          </table:table-cell>
          <table:table-cell office:value-type="float" office:value="1965">
            <text:p>1965</text:p>
          </table:table-cell>
        </table:table-row>
        <table:table-row table:style-name="ro2">
          <table:table-cell office:value-type="string">
            <text:p>Genoveva.xml</text:p>
          </table:table-cell>
          <table:table-cell office:value-type="float" office:value="11.0273348519">
            <text:p>11.0273348519</text:p>
          </table:table-cell>
          <table:table-cell office:value-type="float" office:value="11.091954023">
            <text:p>11.091954023</text:p>
          </table:table-cell>
          <table:table-cell office:value-type="float" office:value="0.351724137931">
            <text:p>0.351724137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0.5379746835">
            <text:p>30.5379746835</text:p>
          </table:table-cell>
          <table:table-cell office:value-type="float" office:value="23.4223300971">
            <text:p>23.4223300971</text:p>
          </table:table-cell>
          <table:table-cell office:value-type="float" office:value="117.682926829">
            <text:p>117.682926829</text:p>
          </table:table-cell>
          <table:table-cell office:value-type="float" office:value="113.5">
            <text:p>113.5</text:p>
          </table:table-cell>
          <table:table-cell office:value-type="float" office:value="4823">
            <text:p>4823</text:p>
          </table:table-cell>
        </table:table-row>
        <table:table-row table:style-name="ro2">
          <table:table-cell office:value-type="string">
            <text:p>Germ-Gen.xml</text:p>
          </table:table-cell>
          <table:table-cell office:value-type="float" office:value="11.3777961889">
            <text:p>11.3777961889</text:p>
          </table:table-cell>
          <table:table-cell office:value-type="float" office:value="11.4236864053">
            <text:p>11.4236864053</text:p>
          </table:table-cell>
          <table:table-cell office:value-type="float" office:value="0.353628023353">
            <text:p>0.353628023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2.304245283">
            <text:p>32.304245283</text:p>
          </table:table-cell>
          <table:table-cell office:value-type="float" office:value="24.4589285714">
            <text:p>24.4589285714</text:p>
          </table:table-cell>
          <table:table-cell office:value-type="float" office:value="182.626666667">
            <text:p>182.626666667</text:p>
          </table:table-cell>
          <table:table-cell office:value-type="float" office:value="113.5">
            <text:p>113.5</text:p>
          </table:table-cell>
          <table:table-cell office:value-type="float" office:value="13697">
            <text:p>13697</text:p>
          </table:table-cell>
        </table:table-row>
        <table:table-row table:style-name="ro2">
          <table:table-cell office:value-type="string">
            <text:p>BjR.xml</text:p>
          </table:table-cell>
          <table:table-cell office:value-type="float" office:value="5.391184573">
            <text:p>5.391184573</text:p>
          </table:table-cell>
          <table:table-cell office:value-type="float" office:value="4.90886287625">
            <text:p>4.9088628763</text:p>
          </table:table-cell>
          <table:table-cell office:value-type="float" office:value="0.136287625418">
            <text:p>0.136287625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4.3333333333">
            <text:p>34.3333333333</text:p>
          </table:table-cell>
          <table:table-cell office:value-type="float" office:value="31.0634920635">
            <text:p>31.0634920635</text:p>
          </table:table-cell>
          <table:table-cell office:value-type="float" office:value="70.734939759">
            <text:p>70.734939759</text:p>
          </table:table-cell>
          <table:table-cell office:value-type="float" office:value="133.666666667">
            <text:p>133.666666667</text:p>
          </table:table-cell>
          <table:table-cell office:value-type="float" office:value="5871">
            <text:p>5871</text:p>
          </table:table-cell>
        </table:table-row>
        <table:table-row table:style-name="ro2">
          <table:table-cell office:value-type="string">
            <text:p>Birg1-3.xml</text:p>
          </table:table-cell>
          <table:table-cell office:value-type="float" office:value="46.9436807095">
            <text:p>46.9436807095</text:p>
          </table:table-cell>
          <table:table-cell office:value-type="float" office:value="46.9702618731">
            <text:p>46.9702618731</text:p>
          </table:table-cell>
          <table:table-cell office:value-type="float" office:value="0.312028406569">
            <text:p>0.3120284066</text:p>
          </table:table-cell>
          <table:table-cell office:value-type="float" office:value="80.5">
            <text:p>80.5</text:p>
          </table:table-cell>
          <table:table-cell office:value-type="float" office:value="1">
            <text:p>1</text:p>
          </table:table-cell>
          <table:table-cell office:value-type="float" office:value="112.33970276">
            <text:p>112.33970276</text:p>
          </table:table-cell>
          <table:table-cell office:value-type="float" office:value="18.7365439093">
            <text:p>18.7365439093</text:p>
          </table:table-cell>
          <table:table-cell office:value-type="float" office:value="450.314893617">
            <text:p>450.314893617</text:p>
          </table:table-cell>
          <table:table-cell office:value-type="float" office:value="127.714285714">
            <text:p>127.714285714</text:p>
          </table:table-cell>
          <table:table-cell office:value-type="float" office:value="105824">
            <text:p>105824</text:p>
          </table:table-cell>
        </table:table-row>
        <table:table-row table:style-name="ro2">
          <table:table-cell office:value-type="string">
            <text:p>BirgVita.xml</text:p>
          </table:table-cell>
          <table:table-cell office:value-type="float" office:value="26.8378378378">
            <text:p>26.8378378378</text:p>
          </table:table-cell>
          <table:table-cell office:value-type="float" office:value="26.9502262443">
            <text:p>26.9502262443</text:p>
          </table:table-cell>
          <table:table-cell office:value-type="float" office:value="0.488687782805">
            <text:p>0.4886877828</text:p>
          </table:table-cell>
          <table:table-cell office:value-type="float" office:value="81.4">
            <text:p>81.4</text:p>
          </table:table-cell>
          <table:table-cell office:value-type="float" office:value="0.6">
            <text:p>0.6</text:p>
          </table:table-cell>
          <table:table-cell office:value-type="float" office:value="42.5428571429">
            <text:p>42.5428571429</text:p>
          </table:table-cell>
          <table:table-cell office:value-type="float" office:value="20.0538720539">
            <text:p>20.0538720539</text:p>
          </table:table-cell>
          <table:table-cell office:value-type="float" office:value="496.333333333">
            <text:p>496.333333333</text:p>
          </table:table-cell>
          <table:table-cell office:value-type="float" office:value="97.5217391304">
            <text:p>97.5217391304</text:p>
          </table:table-cell>
          <table:table-cell office:value-type="float" office:value="5956">
            <text:p>5956</text:p>
          </table:table-cell>
        </table:table-row>
        <table:table-row table:style-name="ro2">
          <table:table-cell office:value-type="string">
            <text:p>OgL-A.xml</text:p>
          </table:table-cell>
          <table:table-cell office:value-type="float" office:value="10.0901222954">
            <text:p>10.0901222954</text:p>
          </table:table-cell>
          <table:table-cell office:value-type="float" office:value="9.85646020952">
            <text:p>9.8564602095</text:p>
          </table:table-cell>
          <table:table-cell office:value-type="float" office:value="0.312993934938">
            <text:p>0.312993934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0.4883456509">
            <text:p>30.4883456509</text:p>
          </table:table-cell>
          <table:table-cell office:value-type="float" office:value="26.5096391498">
            <text:p>26.5096391498</text:p>
          </table:table-cell>
          <table:table-cell office:value-type="float" office:value="45.875962361">
            <text:p>45.875962361</text:p>
          </table:table-cell>
          <table:table-cell office:value-type="float" office:value="83.8">
            <text:p>83.8</text:p>
          </table:table-cell>
          <table:table-cell office:value-type="float" office:value="53629">
            <text:p>53629</text:p>
          </table:table-cell>
        </table:table-row>
        <table:table-row table:style-name="ro2">
          <table:table-cell office:value-type="string">
            <text:p>PaulOmv.xml</text:p>
          </table:table-cell>
          <table:table-cell table:number-columns-repeated="2" office:value-type="float" office:value="158.833333333">
            <text:p>158.833333333</text:p>
          </table:table-cell>
          <table:table-cell office:value-type="float" office:value="0.166666666667">
            <text:p>0.1666666667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95.3">
            <text:p>95.3</text:p>
          </table:table-cell>
          <table:table-cell office:value-type="float" office:value="38.12">
            <text:p>38.12</text:p>
          </table:table-cell>
          <table:table-cell office:value-type="float" office:value="476.5">
            <text:p>476.5</text:p>
          </table:table-cell>
          <table:table-cell office:value-type="float" office:value="199.28">
            <text:p>199.28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JohDop.xml</text:p>
          </table:table-cell>
          <table:table-cell table:number-columns-repeated="2" office:value-type="float" office:value="273.571428571">
            <text:p>273.571428571</text:p>
          </table:table-cell>
          <table:table-cell office:value-type="float" office:value="0.285714285714">
            <text:p>0.2857142857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91.1904761905">
            <text:p>91.1904761905</text:p>
          </table:table-cell>
          <table:table-cell office:value-type="float" office:value="45.5952380952">
            <text:p>45.5952380952</text:p>
          </table:table-cell>
          <table:table-cell office:value-type="float" office:value="638.333333333">
            <text:p>638.333333333</text:p>
          </table:table-cell>
          <table:table-cell office:value-type="float" office:value="199.28">
            <text:p>199.28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SVM-C.xml</text:p>
          </table:table-cell>
          <table:table-cell table:number-columns-repeated="2" office:value-type="float" office:value="497.923076923">
            <text:p>497.923076923</text:p>
          </table:table-cell>
          <table:table-cell office:value-type="float" office:value="0.923076923077">
            <text:p>0.9230769231</text:p>
          </table:table-cell>
          <table:table-cell office:value-type="float" office:value="97.5">
            <text:p>97.5</text:p>
          </table:table-cell>
          <table:table-cell office:value-type="float" office:value="0.5">
            <text:p>0.5</text:p>
          </table:table-cell>
          <table:table-cell office:value-type="float" office:value="340.684210526">
            <text:p>340.684210526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257.5">
            <text:p>257.5</text:p>
          </table:table-cell>
          <table:table-cell office:value-type="float" office:value="6473">
            <text:p>6473</text:p>
          </table:table-cell>
        </table:table-row>
        <table:table-row table:style-name="ro2">
          <table:table-cell office:value-type="string">
            <text:p>ApG-A.xml</text:p>
          </table:table-cell>
          <table:table-cell office:value-type="float" office:value="113.990291262">
            <text:p>113.990291262</text:p>
          </table:table-cell>
          <table:table-cell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7224880383">
            <text:p>18.7224880383</text:p>
          </table:table-cell>
          <table:table-cell office:value-type="float" office:value="205.947368421">
            <text:p>205.947368421</text:p>
          </table:table-cell>
          <table:table-cell office:value-type="float" office:value="103.431528662">
            <text:p>103.431528662</text:p>
          </table:table-cell>
          <table:table-cell office:value-type="float" office:value="11739">
            <text:p>11739</text:p>
          </table:table-cell>
        </table:table-row>
        <table:table-row table:style-name="ro2">
          <table:table-cell office:value-type="string">
            <text:p>Olav.xml</text:p>
          </table:table-cell>
          <table:table-cell office:value-type="float" office:value="146.842105263">
            <text:p>146.842105263</text:p>
          </table:table-cell>
          <table:table-cell office:value-type="float" office:value="139.5">
            <text:p>139.5</text:p>
          </table:table-cell>
          <table:table-cell office:value-type="float" office:value="0.55">
            <text:p>0.5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7.7027027027">
            <text:p>37.7027027027</text:p>
          </table:table-cell>
          <table:table-cell office:value-type="float" office:value="174.375">
            <text:p>174.375</text:p>
          </table:table-cell>
          <table:table-cell office:value-type="float" office:value="201.666666667">
            <text:p>201.666666667</text:p>
          </table:table-cell>
          <table:table-cell office:value-type="float" office:value="2788">
            <text:p>2788</text:p>
          </table:table-cell>
        </table:table-row>
        <table:table-row table:style-name="ro2">
          <table:table-cell office:value-type="string">
            <text:p>Sigfrid.xml</text:p>
          </table:table-cell>
          <table:table-cell office:value-type="float" office:value="159.85">
            <text:p>159.85</text:p>
          </table:table-cell>
          <table:table-cell office:value-type="float" office:value="168.263157895">
            <text:p>168.263157895</text:p>
          </table:table-cell>
          <table:table-cell office:value-type="float" office:value="0.526315789474">
            <text:p>0.526315789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62.6862745098">
            <text:p>62.6862745098</text:p>
          </table:table-cell>
          <table:table-cell office:value-type="float" office:value="32.9587628866">
            <text:p>32.9587628866</text:p>
          </table:table-cell>
          <table:table-cell office:value-type="float" office:value="177.611111111">
            <text:p>177.611111111</text:p>
          </table:table-cell>
          <table:table-cell office:value-type="float" office:value="135.8">
            <text:p>135.8</text:p>
          </table:table-cell>
          <table:table-cell office:value-type="float" office:value="3195">
            <text:p>3195</text:p>
          </table:table-cell>
        </table:table-row>
        <table:table-row table:style-name="ro2">
          <table:table-cell office:value-type="string">
            <text:p>Greg-A.xml</text:p>
          </table:table-cell>
          <table:table-cell office:value-type="float" office:value="10.0169194866">
            <text:p>10.0169194866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4.0546984572">
            <text:p>24.0546984572</text:p>
          </table:table-cell>
          <table:table-cell office:value-type="float" office:value="5717">
            <text:p>5717</text:p>
          </table:table-cell>
          <table:table-cell office:value-type="float" office:value="135.605042017">
            <text:p>135.605042017</text:p>
          </table:table-cell>
          <table:table-cell office:value-type="float" office:value="17151">
            <text:p>17151</text:p>
          </table:table-cell>
        </table:table-row>
        <table:table-row table:style-name="ro2">
          <table:table-cell office:value-type="string">
            <text:p>Birg-8.xml</text:p>
          </table:table-cell>
          <table:table-cell office:value-type="float" office:value="8.88866498741">
            <text:p>8.8886649874</text:p>
          </table:table-cell>
          <table:table-cell office:value-type="float" office:value="8.87059415911">
            <text:p>8.8705941591</text:p>
          </table:table-cell>
          <table:table-cell office:value-type="float" office:value="0.278952668681">
            <text:p>0.2789526687</text:p>
          </table:table-cell>
          <table:table-cell office:value-type="float" office:value="131.666666667">
            <text:p>131.666666667</text:p>
          </table:table-cell>
          <table:table-cell office:value-type="float" office:value="1">
            <text:p>1</text:p>
          </table:table-cell>
          <table:table-cell office:value-type="float" office:value="31.7996389892">
            <text:p>31.7996389892</text:p>
          </table:table-cell>
          <table:table-cell office:value-type="float" office:value="26.5116629044">
            <text:p>26.5116629044</text:p>
          </table:table-cell>
          <table:table-cell office:value-type="float" office:value="404.988505747">
            <text:p>404.988505747</text:p>
          </table:table-cell>
          <table:table-cell office:value-type="float" office:value="152.142857143">
            <text:p>152.142857143</text:p>
          </table:table-cell>
          <table:table-cell office:value-type="float" office:value="35234">
            <text:p>35234</text:p>
          </table:table-cell>
        </table:table-row>
        <table:table-row table:style-name="ro2">
          <table:table-cell office:value-type="string">
            <text:p>Proskron.xml</text:p>
          </table:table-cell>
          <table:table-cell office:value-type="float" office:value="22.0610328638">
            <text:p>22.0610328638</text:p>
          </table:table-cell>
          <table:table-cell office:value-type="float" office:value="21.1306306306">
            <text:p>21.1306306306</text:p>
          </table:table-cell>
          <table:table-cell office:value-type="float" office:value="0.405405405405">
            <text:p>0.405405405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51.5494505495">
            <text:p>51.5494505495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272.333333333">
            <text:p>272.333333333</text:p>
          </table:table-cell>
          <table:table-cell office:value-type="float" office:value="4691">
            <text:p>4691</text:p>
          </table:table-cell>
        </table:table-row>
        <table:table-row table:style-name="ro2">
          <table:table-cell office:value-type="string">
            <text:p>Bo.xml</text:p>
          </table:table-cell>
          <table:table-cell office:value-type="float" office:value="8.97737796005">
            <text:p>8.9773779601</text:p>
          </table:table-cell>
          <table:table-cell office:value-type="float" office:value="8.95693527081">
            <text:p>8.9569352708</text:p>
          </table:table-cell>
          <table:table-cell office:value-type="float" office:value="0.332892998679">
            <text:p>0.3328929987</text:p>
          </table:table-cell>
          <table:table-cell office:value-type="float" office:value="141">
            <text:p>141</text:p>
          </table:table-cell>
          <table:table-cell office:value-type="float" office:value="0.333333333333">
            <text:p>0.3333333333</text:p>
          </table:table-cell>
          <table:table-cell office:value-type="float" office:value="24.6829268293">
            <text:p>24.6829268293</text:p>
          </table:table-cell>
          <table:table-cell office:value-type="float" office:value="22.3333333333">
            <text:p>22.3333333333</text:p>
          </table:table-cell>
          <table:table-cell office:value-type="float" office:value="309.607305936">
            <text:p>309.607305936</text:p>
          </table:table-cell>
          <table:table-cell office:value-type="float" office:value="130.888888889">
            <text:p>130.888888889</text:p>
          </table:table-cell>
          <table:table-cell office:value-type="float" office:value="67804">
            <text:p>67804</text:p>
          </table:table-cell>
        </table:table-row>
        <table:table-row table:style-name="ro2">
          <table:table-cell office:value-type="string">
            <text:p>VmL.xml</text:p>
          </table:table-cell>
          <table:table-cell office:value-type="float" office:value="5.29560100869">
            <text:p>5.2956010087</text:p>
          </table:table-cell>
          <table:table-cell office:value-type="float" office:value="4.91164241164">
            <text:p>4.9116424116</text:p>
          </table:table-cell>
          <table:table-cell office:value-type="float" office:value="0.278586278586">
            <text:p>0.2785862786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22.964763062">
            <text:p>22.964763062</text:p>
          </table:table-cell>
          <table:table-cell office:value-type="float" office:value="20">
            <text:p>20</text:p>
          </table:table-cell>
          <table:table-cell office:value-type="float" office:value="34.2391304348">
            <text:p>34.2391304348</text:p>
          </table:table-cell>
          <table:table-cell office:value-type="float" office:value="104.714285714">
            <text:p>104.714285714</text:p>
          </table:table-cell>
          <table:table-cell office:value-type="float" office:value="18900">
            <text:p>18900</text:p>
          </table:table-cell>
        </table:table-row>
        <table:table-row table:style-name="ro2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68.3485477178">
            <text:p>68.3485477178</text:p>
          </table:table-cell>
          <table:table-cell office:value-type="float" office:value="3149">
            <text:p>3149</text:p>
          </table:table-cell>
        </table:table-row>
        <table:table-row table:style-name="ro2">
          <table:table-cell office:value-type="string">
            <text:p>ErikBil.xml</text:p>
          </table:table-cell>
          <table:table-cell table:number-columns-repeated="2" office:value-type="float" office:value="194">
            <text:p>194</text:p>
          </table:table-cell>
          <table:table-cell office:value-type="float" office:value="0.666666666667">
            <text:p>0.6666666667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52.9090909091">
            <text:p>52.9090909091</text:p>
          </table:table-cell>
          <table:table-cell office:value-type="float" office:value="31.4594594595">
            <text:p>31.4594594595</text:p>
          </table:table-cell>
          <table:table-cell office:value-type="float" office:value="194">
            <text:p>194</text:p>
          </table:table-cell>
          <table:table-cell office:value-type="float" office:value="173">
            <text:p>173</text:p>
          </table:table-cell>
          <table:table-cell office:value-type="float" office:value="1162">
            <text:p>1162</text:p>
          </table:table-cell>
        </table:table-row>
        <table:table-row table:style-name="ro2">
          <table:table-cell office:value-type="string">
            <text:p>Barbara.xml</text:p>
          </table:table-cell>
          <table:table-cell office:value-type="float" office:value="6.54207436399">
            <text:p>6.542074364</text:p>
          </table:table-cell>
          <table:table-cell office:value-type="float" office:value="6.517578125">
            <text:p>6.517578125</text:p>
          </table:table-cell>
          <table:table-cell office:value-type="float" office:value="0.447265625">
            <text:p>0.447265625</text:p>
          </table:table-cell>
          <table:table-cell office:value-type="float" office:value="163">
            <text:p>163</text:p>
          </table:table-cell>
          <table:table-cell office:value-type="float" office:value="0.4">
            <text:p>0.4</text:p>
          </table:table-cell>
          <table:table-cell office:value-type="float" office:value="14.5720524017">
            <text:p>14.5720524017</text:p>
          </table:table-cell>
          <table:table-cell office:value-type="float" office:value="13.846473029">
            <text:p>13.846473029</text:p>
          </table:table-cell>
          <table:table-cell office:value-type="float" office:value="667.4">
            <text:p>667.4</text:p>
          </table:table-cell>
          <table:table-cell office:value-type="float" office:value="98.3695652174">
            <text:p>98.3695652174</text:p>
          </table:table-cell>
          <table:table-cell office:value-type="float" office:value="3337">
            <text:p>3337</text:p>
          </table:table-cell>
        </table:table-row>
        <table:table-row table:style-name="ro2">
          <table:table-cell office:value-type="string">
            <text:p>GL.xml</text:p>
          </table:table-cell>
          <table:table-cell office:value-type="float" office:value="8.01864101022">
            <text:p>8.0186410102</text:p>
          </table:table-cell>
          <table:table-cell office:value-type="float" office:value="6.87371134021">
            <text:p>6.8737113402</text:p>
          </table:table-cell>
          <table:table-cell office:value-type="float" office:value="0.110309278351">
            <text:p>0.11030927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9.7700892857">
            <text:p>29.7700892857</text:p>
          </table:table-cell>
          <table:table-cell office:value-type="float" office:value="24.4230769231">
            <text:p>24.4230769231</text:p>
          </table:table-cell>
          <table:table-cell office:value-type="float" office:value="49.9438202247">
            <text:p>49.9438202247</text:p>
          </table:table-cell>
          <table:table-cell office:value-type="float" office:value="68.9166666667">
            <text:p>68.9166666667</text:p>
          </table:table-cell>
          <table:table-cell office:value-type="float" office:value="13335">
            <text:p>13335</text:p>
          </table:table-cell>
        </table:table-row>
        <table:table-row table:style-name="ro2">
          <table:table-cell office:value-type="string">
            <text:p>Mektild20.xml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9.2">
            <text:p>19.2</text:p>
          </table:table-cell>
          <table:table-cell office:value-type="float" office:value="96">
            <text:p>96</text:p>
          </table:table-cell>
          <table:table-cell office:value-type="float" office:value="197.4">
            <text:p>197.4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Macra.xml</text:p>
          </table:table-cell>
          <table:table-cell table:number-columns-repeated="2" office:value-type="float" office:value="11.1891891892">
            <text:p>11.1891891892</text:p>
          </table:table-cell>
          <table:table-cell office:value-type="float" office:value="0.342342342342">
            <text:p>0.3423423423</text:p>
          </table:table-cell>
          <table:table-cell office:value-type="float" office:value="182.5">
            <text:p>182.5</text:p>
          </table:table-cell>
          <table:table-cell office:value-type="float" office:value="0">
            <text:p>0</text:p>
          </table:table-cell>
          <table:table-cell office:value-type="float" office:value="30.2926829268">
            <text:p>30.2926829268</text:p>
          </table:table-cell>
          <table:table-cell office:value-type="float" office:value="17.25">
            <text:p>17.25</text:p>
          </table:table-cell>
          <table:table-cell office:value-type="float" office:value="310.5">
            <text:p>310.5</text:p>
          </table:table-cell>
          <table:table-cell office:value-type="float" office:value="100.45">
            <text:p>100.45</text:p>
          </table:table-cell>
          <table:table-cell office:value-type="float" office:value="1242">
            <text:p>1242</text:p>
          </table:table-cell>
        </table:table-row>
        <table:table-row table:style-name="ro2">
          <table:table-cell office:value-type="string">
            <text:p>UL-A.xml</text:p>
          </table:table-cell>
          <table:table-cell office:value-type="float" office:value="4.65621091119">
            <text:p>4.6562109112</text:p>
          </table:table-cell>
          <table:table-cell office:value-type="float" office:value="4.24379549241">
            <text:p>4.2437954924</text:p>
          </table:table-cell>
          <table:table-cell office:value-type="float" office:value="0.106200122775">
            <text:p>0.1062001228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9.9273927393">
            <text:p>39.9273927393</text:p>
          </table:table-cell>
          <table:table-cell office:value-type="float" office:value="36.9404580153">
            <text:p>36.9404580153</text:p>
          </table:table-cell>
          <table:table-cell office:value-type="float" office:value="59.0146341463">
            <text:p>59.0146341463</text:p>
          </table:table-cell>
          <table:table-cell office:value-type="float" office:value="110.666666667">
            <text:p>110.666666667</text:p>
          </table:table-cell>
          <table:table-cell office:value-type="float" office:value="48392">
            <text:p>48392</text:p>
          </table:table-cell>
        </table:table-row>
        <table:table-row table:style-name="ro2">
          <table:table-cell office:value-type="string">
            <text:p>Germ.xml</text:p>
          </table:table-cell>
          <table:table-cell office:value-type="float" office:value="11.5765472313">
            <text:p>11.5765472313</text:p>
          </table:table-cell>
          <table:table-cell office:value-type="float" office:value="11.6110019646">
            <text:p>11.6110019646</text:p>
          </table:table-cell>
          <table:table-cell office:value-type="float" office:value="0.354944335298">
            <text:p>0.3549443353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33.3898305085">
            <text:p>33.3898305085</text:p>
          </table:table-cell>
          <table:table-cell office:value-type="float" office:value="25.364806867">
            <text:p>25.364806867</text:p>
          </table:table-cell>
          <table:table-cell office:value-type="float" office:value="264.626865672">
            <text:p>264.626865672</text:p>
          </table:table-cell>
          <table:table-cell office:value-type="float" office:value="95.3636363636">
            <text:p>95.3636363636</text:p>
          </table:table-cell>
          <table:table-cell office:value-type="float" office:value="17728">
            <text:p>17728</text:p>
          </table:table-cell>
        </table:table-row>
        <table:table-row table:style-name="ro2">
          <table:table-cell office:value-type="string">
            <text:p>Blasius.xml</text:p>
          </table:table-cell>
          <table:table-cell office:value-type="float" office:value="10.2328767123">
            <text:p>10.2328767123</text:p>
          </table:table-cell>
          <table:table-cell office:value-type="float" office:value="10.1496598639">
            <text:p>10.1496598639</text:p>
          </table:table-cell>
          <table:table-cell office:value-type="float" office:value="0.503401360544">
            <text:p>0.5034013605</text:p>
          </table:table-cell>
          <table:table-cell office:value-type="float" office:value="212">
            <text:p>212</text:p>
          </table:table-cell>
          <table:table-cell office:value-type="float" office:value="0.142857142857">
            <text:p>0.1428571429</text:p>
          </table:table-cell>
          <table:table-cell office:value-type="float" office:value="20.4383561644">
            <text:p>20.4383561644</text:p>
          </table:table-cell>
          <table:table-cell office:value-type="float" office:value="16.5777777778">
            <text:p>16.5777777778</text:p>
          </table:table-cell>
          <table:table-cell office:value-type="float" office:value="746">
            <text:p>746</text:p>
          </table:table-cell>
          <table:table-cell office:value-type="float" office:value="90.5747126437">
            <text:p>90.5747126437</text:p>
          </table:table-cell>
          <table:table-cell office:value-type="float" office:value="1492">
            <text:p>1492</text:p>
          </table:table-cell>
        </table:table-row>
        <table:table-row table:style-name="ro2">
          <table:table-cell office:value-type="string">
            <text:p>Birg-Bergm.xml</text:p>
          </table:table-cell>
          <table:table-cell office:value-type="float" office:value="10.5909090909">
            <text:p>10.5909090909</text:p>
          </table:table-cell>
          <table:table-cell office:value-type="float" office:value="10.485">
            <text:p>10.485</text:p>
          </table:table-cell>
          <table:table-cell office:value-type="float" office:value="0.51">
            <text:p>0.51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19.0636363636">
            <text:p>19.0636363636</text:p>
          </table:table-cell>
          <table:table-cell office:value-type="float" office:value="15.5333333333">
            <text:p>15.5333333333</text:p>
          </table:table-cell>
          <table:table-cell office:value-type="float" office:value="139.8">
            <text:p>139.8</text:p>
          </table:table-cell>
          <table:table-cell office:value-type="float" office:value="104.75">
            <text:p>104.75</text:p>
          </table:table-cell>
          <table:table-cell office:value-type="float" office:value="2097">
            <text:p>2097</text:p>
          </table:table-cell>
        </table:table-row>
        <table:table-row table:style-name="ro2">
          <table:table-cell office:value-type="string">
            <text:p>SdmL-Add.xml</text:p>
          </table:table-cell>
          <table:table-cell office:value-type="float" office:value="7.49187935035">
            <text:p>7.4918793504</text:p>
          </table:table-cell>
          <table:table-cell office:value-type="float" office:value="7.42298850575">
            <text:p>7.4229885058</text:p>
          </table:table-cell>
          <table:table-cell office:value-type="float" office:value="0.137931034483">
            <text:p>0.137931034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35.8777777778">
            <text:p>35.8777777778</text:p>
          </table:table-cell>
          <table:table-cell office:value-type="float" office:value="32.29">
            <text:p>32.29</text:p>
          </table:table-cell>
          <table:table-cell office:value-type="float" office:value="82.7948717949">
            <text:p>82.7948717949</text:p>
          </table:table-cell>
          <table:table-cell office:value-type="float" office:value="98.4285714286">
            <text:p>98.4285714286</text:p>
          </table:table-cell>
          <table:table-cell office:value-type="float" office:value="3229">
            <text:p>3229</text:p>
          </table:table-cell>
        </table:table-row>
        <table:table-row table:style-name="ro2">
          <table:table-cell office:value-type="string">
            <text:p>AVgL.xml</text:p>
          </table:table-cell>
          <table:table-cell office:value-type="float" office:value="5.23788243383">
            <text:p>5.2378824338</text:p>
          </table:table-cell>
          <table:table-cell office:value-type="float" office:value="4.68567026194">
            <text:p>4.6856702619</text:p>
          </table:table-cell>
          <table:table-cell office:value-type="float" office:value="0.216640986133">
            <text:p>0.2166409861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5.3839732888">
            <text:p>25.3839732888</text:p>
          </table:table-cell>
          <table:table-cell office:value-type="float" office:value="22.3602941176">
            <text:p>22.3602941176</text:p>
          </table:table-cell>
          <table:table-cell office:value-type="float" office:value="45.3880597015">
            <text:p>45.3880597015</text:p>
          </table:table-cell>
          <table:table-cell office:value-type="float" office:value="96.8">
            <text:p>96.8</text:p>
          </table:table-cell>
          <table:table-cell office:value-type="float" office:value="15203">
            <text:p>15203</text:p>
          </table:table-cell>
        </table:table-row>
        <table:table-row table:style-name="ro2">
          <table:table-cell office:value-type="string">
            <text:p>OgL-M.xml</text:p>
          </table:table-cell>
          <table:table-cell office:value-type="float" office:value="6.46461538462">
            <text:p>6.4646153846</text:p>
          </table:table-cell>
          <table:table-cell office:value-type="float" office:value="6.39329268293">
            <text:p>6.3932926829</text:p>
          </table:table-cell>
          <table:table-cell office:value-type="float" office:value="0.172256097561">
            <text:p>0.1722560976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35.243697479">
            <text:p>35.243697479</text:p>
          </table:table-cell>
          <table:table-cell office:value-type="float" office:value="31.7727272727">
            <text:p>31.7727272727</text:p>
          </table:table-cell>
          <table:table-cell office:value-type="float" office:value="322.615384615">
            <text:p>322.615384615</text:p>
          </table:table-cell>
          <table:table-cell office:value-type="float" office:value="181.428571429">
            <text:p>181.428571429</text:p>
          </table:table-cell>
          <table:table-cell office:value-type="float" office:value="4192">
            <text:p>4192</text:p>
          </table:table-cell>
        </table:table-row>
        <table:table-row table:style-name="ro2">
          <table:table-cell office:value-type="string">
            <text:p>SdmL-A.xml</text:p>
          </table:table-cell>
          <table:table-cell office:value-type="float" office:value="4.98701799486">
            <text:p>4.9870179949</text:p>
          </table:table-cell>
          <table:table-cell office:value-type="float" office:value="4.63936386464">
            <text:p>4.6393638646</text:p>
          </table:table-cell>
          <table:table-cell office:value-type="float" office:value="0.312925983499">
            <text:p>0.3129259835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24.8081841432">
            <text:p>24.8081841432</text:p>
          </table:table-cell>
          <table:table-cell office:value-type="float" office:value="23.8763076923">
            <text:p>23.8763076923</text:p>
          </table:table-cell>
          <table:table-cell office:value-type="float" office:value="53.5897790055">
            <text:p>53.5897790055</text:p>
          </table:table-cell>
          <table:table-cell office:value-type="float" office:value="131.363636364">
            <text:p>131.363636364</text:p>
          </table:table-cell>
          <table:table-cell office:value-type="float" office:value="38799">
            <text:p>38799</text:p>
          </table:table-cell>
        </table:table-row>
        <table:table-row table:style-name="ro2">
          <table:table-cell office:value-type="string">
            <text:p>Nic-A.xml</text:p>
          </table:table-cell>
          <table:table-cell office:value-type="float" office:value="9.26356589147">
            <text:p>9.2635658915</text:p>
          </table:table-cell>
          <table:table-cell office:value-type="float" office:value="9.20119863014">
            <text:p>9.2011986301</text:p>
          </table:table-cell>
          <table:table-cell office:value-type="float" office:value="0.440068493151">
            <text:p>0.440068493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1.365805169">
            <text:p>21.365805169</text:p>
          </table:table-cell>
          <table:table-cell office:value-type="float" office:value="17.9415692821">
            <text:p>17.9415692821</text:p>
          </table:table-cell>
          <table:table-cell office:value-type="float" office:value="429.88">
            <text:p>429.88</text:p>
          </table:table-cell>
          <table:table-cell office:value-type="float" office:value="98.6842105263">
            <text:p>98.6842105263</text:p>
          </table:table-cell>
          <table:table-cell office:value-type="float" office:value="10747">
            <text:p>10747</text:p>
          </table:table-cell>
        </table:table-row>
        <table:table-row table:style-name="ro2">
          <table:table-cell office:value-type="string">
            <text:p>SVM-A.xml</text:p>
          </table:table-cell>
          <table:table-cell office:value-type="float" office:value="19.5252403846">
            <text:p>19.5252403846</text:p>
          </table:table-cell>
          <table:table-cell office:value-type="float" office:value="19.4897959184">
            <text:p>19.4897959184</text:p>
          </table:table-cell>
          <table:table-cell office:value-type="float" office:value="0.229291716687">
            <text:p>0.2292917167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74.4724770642">
            <text:p>74.4724770642</text:p>
          </table:table-cell>
          <table:table-cell office:value-type="float" office:value="14.1296779809">
            <text:p>14.1296779809</text:p>
          </table:table-cell>
          <table:table-cell office:value-type="float" office:value="238.75">
            <text:p>238.75</text:p>
          </table:table-cell>
          <table:table-cell office:value-type="float" office:value="90.8421052632">
            <text:p>90.8421052632</text:p>
          </table:table-cell>
          <table:table-cell office:value-type="float" office:value="16235">
            <text:p>16235</text:p>
          </table:table-cell>
        </table:table-row>
        <table:table-row table:style-name="ro2">
          <table:table-cell office:value-type="string">
            <text:p>Birg-no.xml</text:p>
          </table:table-cell>
          <table:table-cell office:value-type="float" office:value="9.89709090909">
            <text:p>9.8970909091</text:p>
          </table:table-cell>
          <table:table-cell office:value-type="float" office:value="9.8575570859">
            <text:p>9.8575570859</text:p>
          </table:table-cell>
          <table:table-cell office:value-type="float" office:value="0.359913011961">
            <text:p>0.359913012</text:p>
          </table:table-cell>
          <table:table-cell office:value-type="float" office:value="360">
            <text:p>360</text:p>
          </table:table-cell>
          <table:table-cell office:value-type="float" office:value="0.285714285714">
            <text:p>0.2857142857</text:p>
          </table:table-cell>
          <table:table-cell office:value-type="float" office:value="23.5471861472">
            <text:p>23.5471861472</text:p>
          </table:table-cell>
          <table:table-cell office:value-type="float" office:value="16.4531155475">
            <text:p>16.4531155475</text:p>
          </table:table-cell>
          <table:table-cell office:value-type="float" office:value="523.019230769">
            <text:p>523.019230769</text:p>
          </table:table-cell>
          <table:table-cell office:value-type="float" office:value="102.8984375">
            <text:p>102.8984375</text:p>
          </table:table-cell>
          <table:table-cell office:value-type="float" office:value="27197">
            <text:p>27197</text:p>
          </table:table-cell>
        </table:table-row>
        <table:table-row table:style-name="ro2">
          <table:table-cell office:value-type="string">
            <text:p>SkaL.xml</text:p>
          </table:table-cell>
          <table:table-cell office:value-type="float" office:value="8.40043956044">
            <text:p>8.4004395604</text:p>
          </table:table-cell>
          <table:table-cell office:value-type="float" office:value="8.25885911841">
            <text:p>8.2588591184</text:p>
          </table:table-cell>
          <table:table-cell office:value-type="float" office:value="0.155142610199">
            <text:p>0.155142610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2.5017006803">
            <text:p>32.5017006803</text:p>
          </table:table-cell>
          <table:table-cell office:value-type="float" office:value="31.7986688852">
            <text:p>31.7986688852</text:p>
          </table:table-cell>
          <table:table-cell office:value-type="float" office:value="42.6584821429">
            <text:p>42.6584821429</text:p>
          </table:table-cell>
          <table:table-cell office:value-type="float" office:value="272.428571429">
            <text:p>272.428571429</text:p>
          </table:table-cell>
          <table:table-cell office:value-type="float" office:value="19111">
            <text:p>19111</text:p>
          </table:table-cell>
        </table:table-row>
        <table:table-row table:style-name="ro2">
          <table:table-cell office:value-type="string">
            <text:p>OgL-C.xml</text:p>
          </table:table-cell>
          <table:table-cell office:value-type="float" office:value="11.0078431373">
            <text:p>11.0078431373</text:p>
          </table:table-cell>
          <table:table-cell office:value-type="float" office:value="10.6958841463">
            <text:p>10.6958841463</text:p>
          </table:table-cell>
          <table:table-cell office:value-type="float" office:value="0.0983231707317">
            <text:p>0.0983231707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89.9551282051">
            <text:p>89.9551282051</text:p>
          </table:table-cell>
          <table:table-cell office:value-type="float" office:value="35.8900255754">
            <text:p>35.8900255754</text:p>
          </table:table-cell>
          <table:table-cell office:value-type="float" office:value="400.942857143">
            <text:p>400.942857143</text:p>
          </table:table-cell>
          <table:table-cell office:value-type="float" office:value="118.235294118">
            <text:p>118.235294118</text:p>
          </table:table-cell>
          <table:table-cell office:value-type="float" office:value="14031">
            <text:p>14031</text:p>
          </table:table-cell>
        </table:table-row>
        <table:table-row table:style-name="ro2">
          <table:table-cell office:value-type="string">
            <text:p>OgL-N.xml</text:p>
          </table:table-cell>
          <table:table-cell table:number-columns-repeated="2" office:value-type="float" office:value="11.3529411765">
            <text:p>11.3529411765</text:p>
          </table:table-cell>
          <table:table-cell office:value-type="float" office:value="0.191176470588">
            <text:p>0.1911764706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48.25">
            <text:p>48.25</text:p>
          </table:table-cell>
          <table:table-cell office:value-type="float" office:value="24.125">
            <text:p>24.125</text:p>
          </table:table-cell>
          <table:table-cell office:value-type="float" office:value="193">
            <text:p>193</text:p>
          </table:table-cell>
          <table:table-cell office:value-type="float" office:value="125.5625">
            <text:p>125.5625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YVgL-add.xml</text:p>
          </table:table-cell>
          <table:table-cell office:value-type="float" office:value="5.67961876833">
            <text:p>5.6796187683</text:p>
          </table:table-cell>
          <table:table-cell office:value-type="float" office:value="5.23445945946">
            <text:p>5.2344594595</text:p>
          </table:table-cell>
          <table:table-cell office:value-type="float" office:value="0.124324324324">
            <text:p>0.1243243243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42.3333333333">
            <text:p>42.3333333333</text:p>
          </table:table-cell>
          <table:table-cell office:value-type="float" office:value="40.9894179894">
            <text:p>40.9894179894</text:p>
          </table:table-cell>
          <table:table-cell office:value-type="float" office:value="135.912280702">
            <text:p>135.912280702</text:p>
          </table:table-cell>
          <table:table-cell office:value-type="float" office:value="280.375">
            <text:p>280.375</text:p>
          </table:table-cell>
          <table:table-cell office:value-type="float" office:value="7747">
            <text:p>7747</text:p>
          </table:table-cell>
        </table:table-row>
        <table:table-row table:style-name="ro2">
          <table:table-cell office:value-type="string">
            <text:p>TreKung.xml</text:p>
          </table:table-cell>
          <table:table-cell table:number-columns-repeated="2" office:value-type="float" office:value="77.5">
            <text:p>77.5</text:p>
          </table:table-cell>
          <table:table-cell office:value-type="float" office:value="0.125">
            <text:p>0.125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206.666666667">
            <text:p>206.666666667</text:p>
          </table:table-cell>
          <table:table-cell office:value-type="float" office:value="38.75">
            <text:p>38.75</text:p>
          </table:table-cell>
          <table:table-cell office:value-type="float" office:value="206.666666667">
            <text:p>206.666666667</text:p>
          </table:table-cell>
          <table:table-cell office:value-type="float" office:value="205">
            <text:p>205</text:p>
          </table:table-cell>
          <table:table-cell office:value-type="float" office:value="618">
            <text:p>618</text:p>
          </table:table-cell>
        </table:table-row>
        <table:table-row table:style-name="ro2">
          <table:table-cell office:value-type="string">
            <text:p>Magnus.xml</text:p>
          </table:table-cell>
          <table:table-cell table:number-columns-repeated="2" office:value-type="float" office:value="217.833333333">
            <text:p>217.833333333</text:p>
          </table:table-cell>
          <table:table-cell office:value-type="float" office:value="0.666666666667">
            <text:p>0.6666666667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45.0689655172">
            <text:p>45.0689655172</text:p>
          </table:table-cell>
          <table:table-cell office:value-type="float" office:value="28.4130434783">
            <text:p>28.4130434783</text:p>
          </table:table-cell>
          <table:table-cell office:value-type="float" office:value="261.4">
            <text:p>261.4</text:p>
          </table:table-cell>
          <table:table-cell office:value-type="float" office:value="145.777777778">
            <text:p>145.777777778</text:p>
          </table:table-cell>
          <table:table-cell office:value-type="float" office:value="1305">
            <text:p>1305</text:p>
          </table:table-cell>
        </table:table-row>
        <table:table-row table:style-name="ro2">
          <table:table-cell office:value-type="string">
            <text:p>Runius.xml</text:p>
          </table:table-cell>
          <table:table-cell office:value-type="float" office:value="32.7242128122">
            <text:p>32.7242128122</text:p>
          </table:table-cell>
          <table:table-cell office:value-type="float" office:value="32.7090119435">
            <text:p>32.7090119435</text:p>
          </table:table-cell>
          <table:table-cell office:value-type="float" office:value="0.917480998914">
            <text:p>0.9174809989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36.3828502415">
            <text:p>36.3828502415</text:p>
          </table:table-cell>
          <table:table-cell office:value-type="float" office:value="12.1864886731">
            <text:p>12.1864886731</text:p>
          </table:table-cell>
          <table:table-cell office:value-type="float" office:value="367.37804878">
            <text:p>367.37804878</text:p>
          </table:table-cell>
          <table:table-cell office:value-type="float" office:value="116.206896552">
            <text:p>116.206896552</text:p>
          </table:table-cell>
          <table:table-cell office:value-type="float" office:value="30124">
            <text:p>30124</text:p>
          </table:table-cell>
        </table:table-row>
        <table:table-row table:style-name="ro2">
          <table:table-cell office:value-type="string">
            <text:p>OgL-D.xml</text:p>
          </table:table-cell>
          <table:table-cell office:value-type="float" office:value="13.6979166667">
            <text:p>13.6979166667</text:p>
          </table:table-cell>
          <table:table-cell office:value-type="float" office:value="13.2828282828">
            <text:p>13.2828282828</text:p>
          </table:table-cell>
          <table:table-cell office:value-type="float" office:value="0.0808080808081">
            <text:p>0.080808080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119.545454545">
            <text:p>119.545454545</text:p>
          </table:table-cell>
          <table:table-cell office:value-type="float" office:value="25.2884615385">
            <text:p>25.2884615385</text:p>
          </table:table-cell>
          <table:table-cell office:value-type="float" office:value="219.166666667">
            <text:p>219.166666667</text:p>
          </table:table-cell>
          <table:table-cell office:value-type="float" office:value="160.222222222">
            <text:p>160.222222222</text:p>
          </table:table-cell>
          <table:table-cell office:value-type="float" office:value="1313">
            <text:p>1313</text:p>
          </table:table-cell>
        </table:table-row>
        <table:table-row table:style-name="ro2">
          <table:table-cell office:value-type="string">
            <text:p>Birg7-C61.xml</text:p>
          </table:table-cell>
          <table:table-cell table:number-columns-repeated="2" office:value-type="float" office:value="620.625">
            <text:p>620.625</text:p>
          </table:table-cell>
          <table:table-cell office:value-type="float" office:value="0.958333333333">
            <text:p>0.9583333333</text:p>
          </table:table-cell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office:value-type="float" office:value="363.292682927">
            <text:p>363.292682927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146.625">
            <text:p>146.625</text:p>
          </table:table-cell>
          <table:table-cell office:value-type="float" office:value="14895">
            <text:p>14895</text:p>
          </table:table-cell>
        </table:table-row>
        <table:table-row table:style-name="ro2">
          <table:table-cell office:value-type="string">
            <text:p>SdmL-conf.xml</text:p>
          </table:table-cell>
          <table:table-cell table:number-columns-repeated="2" office:value-type="float" office:value="7.76344086022">
            <text:p>7.7634408602</text:p>
          </table:table-cell>
          <table:table-cell office:value-type="float" office:value="0.129032258065">
            <text:p>0.1290322581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55.5384615385">
            <text:p>55.5384615385</text:p>
          </table:table-cell>
          <table:table-cell office:value-type="float" office:value="51.5714285714">
            <text:p>51.5714285714</text:p>
          </table:table-cell>
          <table:table-cell office:value-type="float" office:value="361">
            <text:p>361</text:p>
          </table:table-cell>
          <table:table-cell office:value-type="float" office:value="308.076923077">
            <text:p>308.076923077</text:p>
          </table:table-cell>
          <table:table-cell office:value-type="float" office:value="722">
            <text:p>722</text:p>
          </table:table-cell>
        </table:table-row>
        <table:table-row table:style-name="ro2">
          <table:table-cell office:value-type="string">
            <text:p>KarlMagnus-A.xml</text:p>
          </table:table-cell>
          <table:table-cell office:value-type="float" office:value="22.1344195519">
            <text:p>22.1344195519</text:p>
          </table:table-cell>
          <table:table-cell office:value-type="float" office:value="20.5330812854">
            <text:p>20.5330812854</text:p>
          </table:table-cell>
          <table:table-cell office:value-type="float" office:value="0.145557655955">
            <text:p>0.145557656</text:p>
          </table:table-cell>
          <table:table-cell office:value-type="float" office:value="825.75">
            <text:p>825.75</text:p>
          </table:table-cell>
          <table:table-cell office:value-type="float" office:value="0.25">
            <text:p>0.25</text:p>
          </table:table-cell>
          <table:table-cell office:value-type="float" office:value="141.064935065">
            <text:p>141.064935065</text:p>
          </table:table-cell>
          <table:table-cell office:value-type="float" office:value="18.7599309154">
            <text:p>18.7599309154</text:p>
          </table:table-cell>
          <table:table-cell office:value-type="float" office:value="2172.4">
            <text:p>2172.4</text:p>
          </table:table-cell>
          <table:table-cell office:value-type="float" office:value="94.7359550562">
            <text:p>94.7359550562</text:p>
          </table:table-cell>
          <table:table-cell office:value-type="float" office:value="10862">
            <text:p>10862</text:p>
          </table:table-cell>
        </table:table-row>
        <table:table-row table:style-name="ro2">
          <table:table-cell office:value-type="string">
            <text:p>PatrikBil.xml</text:p>
          </table:table-cell>
          <table:table-cell office:value-type="float" office:value="47.5866666667">
            <text:p>47.5866666667</text:p>
          </table:table-cell>
          <table:table-cell office:value-type="float" office:value="46.9605263158">
            <text:p>46.9605263158</text:p>
          </table:table-cell>
          <table:table-cell office:value-type="float" office:value="0.171052631579">
            <text:p>0.1710526316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237.933333333">
            <text:p>237.933333333</text:p>
          </table:table-cell>
          <table:table-cell office:value-type="float" office:value="34.3173076923">
            <text:p>34.3173076923</text:p>
          </table:table-cell>
          <table:table-cell office:value-type="float" office:value="274.538461538">
            <text:p>274.538461538</text:p>
          </table:table-cell>
          <table:table-cell office:value-type="float" office:value="150.014705882">
            <text:p>150.014705882</text:p>
          </table:table-cell>
          <table:table-cell office:value-type="float" office:value="3569">
            <text:p>3569</text:p>
          </table:table-cell>
        </table:table-row>
        <table:table-row table:style-name="ro2">
          <table:table-cell office:value-type="string">
            <text:p>Moses-A.xml</text:p>
          </table:table-cell>
          <table:table-cell office:value-type="float" office:value="228.535188216">
            <text:p>228.535188216</text:p>
          </table:table-cell>
          <table:table-cell office:value-type="float" office:value="227.042276423">
            <text:p>227.042276423</text:p>
          </table:table-cell>
          <table:table-cell office:value-type="float" office:value="0.59512195122">
            <text:p>0.595121951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14.816923077">
            <text:p>214.816923077</text:p>
          </table:table-cell>
          <table:table-cell office:value-type="float" office:value="19.0440534643">
            <text:p>19.0440534643</text:p>
          </table:table-cell>
          <table:table-cell office:value-type="float" office:value="526.909433962">
            <text:p>526.909433962</text:p>
          </table:table-cell>
          <table:table-cell office:value-type="float" office:value="102.022222222">
            <text:p>102.022222222</text:p>
          </table:table-cell>
          <table:table-cell office:value-type="float" office:value="139631">
            <text:p>139631</text:p>
          </table:table-cell>
        </table:table-row>
        <table:table-row table:style-name="ro2">
          <table:table-cell office:value-type="string">
            <text:p>Moses-B.xml</text:p>
          </table:table-cell>
          <table:table-cell office:value-type="float" office:value="32.1375472958">
            <text:p>32.1375472958</text:p>
          </table:table-cell>
          <table:table-cell office:value-type="float" office:value="31.4659982563">
            <text:p>31.4659982563</text:p>
          </table:table-cell>
          <table:table-cell office:value-type="float" office:value="0.186355710549">
            <text:p>0.1863557105</text:p>
          </table:table-cell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  <table:table-cell office:value-type="float" office:value="64.3629068212">
            <text:p>64.3629068212</text:p>
          </table:table-cell>
          <table:table-cell office:value-type="float" office:value="32.7732122588">
            <text:p>32.7732122588</text:p>
          </table:table-cell>
          <table:table-cell office:value-type="float" office:value="630.419213974">
            <text:p>630.419213974</text:p>
          </table:table-cell>
          <table:table-cell office:value-type="float" office:value="226.278688525">
            <text:p>226.278688525</text:p>
          </table:table-cell>
          <table:table-cell office:value-type="float" office:value="144366">
            <text:p>144366</text:p>
          </table:table-cell>
        </table:table-row>
        <table:table-row table:style-name="ro2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930134086">
            <text:p>19.6930134086</text:p>
          </table:table-cell>
          <table:table-cell office:value-type="float" office:value="27905">
            <text:p>27905</text:p>
          </table:table-cell>
          <table:table-cell office:value-type="float" office:value="101.696050776">
            <text:p>101.696050776</text:p>
          </table:table-cell>
          <table:table-cell office:value-type="float" office:value="27905">
            <text:p>279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K17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6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56:28</meta:creation-date>
    <dc:date>2012-05-29T16:34:15</dc:date>
    <meta:editing-duration>PT1H24M43S</meta:editing-duration>
    <meta:editing-cycles>2</meta:editing-cycles>
    <meta:generator>LibreOffice/3.4$Linux LibreOffice_project/340m1$Build-402</meta:generator>
    <meta:document-statistic meta:table-count="3" meta:cell-count="1947" meta:object-count="0"/>
  </office:meta>
</office:document-meta>
</file>